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458in" fo:margin-left="-0.075in" table:align="left" style:writing-mode="lr-tb"/>
    </style:style>
    <style:style style:name="Table1.A" style:family="table-column">
      <style:table-column-properties style:column-width="1.825in"/>
    </style:style>
    <style:style style:name="Table1.B" style:family="table-column">
      <style:table-column-properties style:column-width="4.82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58in" fo:margin-left="-0.075in" table:align="left" style:writing-mode="lr-tb"/>
    </style:style>
    <style:style style:name="Table2.A" style:family="table-column">
      <style:table-column-properties style:column-width="1.825in"/>
    </style:style>
    <style:style style:name="Table2.B" style:family="table-column">
      <style:table-column-properties style:column-width="4.82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58in" fo:margin-left="-0.075in" table:align="left" style:writing-mode="lr-tb"/>
    </style:style>
    <style:style style:name="Table3.A" style:family="table-column">
      <style:table-column-properties style:column-width="1.825in"/>
    </style:style>
    <style:style style:name="Table3.B" style:family="table-column">
      <style:table-column-properties style:column-width="4.820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458in" fo:margin-left="-0.075in" table:align="left" style:writing-mode="lr-tb"/>
    </style:style>
    <style:style style:name="Table4.A" style:family="table-column">
      <style:table-column-properties style:column-width="1.825in"/>
    </style:style>
    <style:style style:name="Table4.B" style:family="table-column">
      <style:table-column-properties style:column-width="4.82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3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4" style:family="paragraph" style:parent-style-name="Standard">
      <style:paragraph-properties fo:margin-left="4.4252in" fo:margin-right="0in" fo:text-align="justify" style:justify-single-word="false" fo:text-indent="0.4917in" style:auto-text-indent="false"/>
      <style:text-properties fo:font-size="14pt" officeooo:paragraph-rsid="001392f5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font-weight="bold" officeooo:paragraph-rsid="001392f5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392f5" style:font-size-asian="14pt" style:font-weight-asian="bold" style:font-size-complex="14pt"/>
    </style:style>
    <style:style style:name="P8" style:family="paragraph" style:parent-style-name="Standard">
      <style:text-properties fo:font-size="14pt" fo:font-weight="bold" officeooo:paragraph-rsid="001392f5" style:font-size-asian="14pt" style:font-weight-asian="bold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en" fo:country="US" fo:font-weight="bold" officeooo:paragraph-rsid="001392f5" style:font-size-asian="14pt" style:font-weight-asian="bold" style:font-size-complex="14pt"/>
    </style:style>
    <style:style style:name="P11" style:family="paragraph" style:parent-style-name="Standard">
      <style:paragraph-properties fo:margin-left="4.9165in" fo:margin-right="0in" fo:text-align="justify" style:justify-single-word="false" fo:text-indent="0in" style:auto-text-indent="false"/>
      <style:text-properties fo:font-size="14pt" fo:language="en" fo:country="US" officeooo:paragraph-rsid="001392f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fo:language="en" fo:country="US" officeooo:paragraph-rsid="001392f5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language="en" fo:country="US" officeooo:paragraph-rsid="001392f5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4pt" fo:font-style="italic" fo:font-weight="bold" officeooo:paragraph-rsid="001392f5" style:font-size-asian="14pt" style:font-style-asian="italic" style:font-weight-asian="bold" style:font-size-complex="14pt"/>
    </style:style>
    <style:style style:name="P15" style:family="paragraph" style:parent-style-name="Standard">
      <style:paragraph-properties fo:text-align="justify" style:justify-single-word="false"/>
      <style:text-properties officeooo:paragraph-rsid="001392f5"/>
    </style:style>
    <style:style style:name="P1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392f5"/>
    </style:style>
    <style:style style:name="P17" style:family="paragraph" style:parent-style-name="Standard">
      <style:paragraph-properties fo:margin-left="2.4583in" fo:margin-right="0in" fo:text-align="justify" style:justify-single-word="false" fo:text-indent="0.4917in" style:auto-text-indent="false"/>
      <style:text-properties officeooo:paragraph-rsid="001392f5"/>
    </style:style>
    <style:style style:name="P18" style:family="paragraph" style:parent-style-name="Standard">
      <style:text-properties officeooo:paragraph-rsid="001392f5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1392f5" fo:background-color="#ffff00"/>
    </style:style>
    <style:style style:name="P20" style:family="paragraph" style:parent-style-name="Standard" style:list-style-name="WW8Num5">
      <style:paragraph-properties fo:text-align="justify" style:justify-single-word="false"/>
      <style:text-properties fo:font-size="14pt" officeooo:paragraph-rsid="001392f5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1392f5" fo:background-color="#ffff00" style:font-size-asian="14pt" style:font-weight-asian="bold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paragraph-rsid="001392f5" fo:background-color="#ffff00" style:font-size-asian="14pt" style:font-size-complex="14pt"/>
    </style:style>
    <style:style style:name="P23" style:family="paragraph" style:parent-style-name="Standard" style:list-style-name="WW8Num5">
      <style:paragraph-properties fo:text-align="justify" style:justify-single-word="false"/>
      <style:text-properties officeooo:paragraph-rsid="001392f5"/>
    </style:style>
    <style:style style:name="P24" style:family="paragraph" style:parent-style-name="Standard">
      <style:paragraph-properties fo:text-align="justify" style:justify-single-word="false"/>
      <style:text-properties officeooo:paragraph-rsid="001392f5" fo:background-color="#ffff0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text:display="none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7.9. Практическая работа № <text:s/>8. Разработка параллельного сервера <text:s text:c="5"/></text:p>
      <text:p text:style-name="P8"/>
      <text:p text:style-name="P8">7.9.1. Цель <text:s/>и задачи работы <text:s text:c="2"/></text:p>
      <text:p text:style-name="P15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разработки <text:s/>параллельного сервера, одновременно обслуживающего разнотипные запросы нескольких <text:s/>клиентов. <text:s text:c="2"/></text:span></text:p>
      <text:p text:style-name="P15"><text:span text:style-name="T2"><text:s text:c="2"/><text:tab/>Результатом практической работы <text:s/>является <text:s/>разработанный параллельный <text:s/>сервер, <text:s/>на основе <text:s/>модели <text:s/></text:span><text:span text:style-name="T4">ConcurrentServer</text:span><text:span text:style-name="T2">, <text:s text:c="2"/>описанной <text:s/>в <text:s/>шестой главе пособия. <text:s text:c="3"/></text:span></text:p>
      <text:p text:style-name="P2"/>
      <text:p text:style-name="P2"/>
      <text:p text:style-name="P2"/>
      <text:p text:style-name="P6">7.9.2. Теоретические сведения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2"/>
      <text:p text:style-name="P6">7.9.3. Предварительные замечания <text:s/></text:p>
      <text:p text:style-name="P16"><text:span text:style-name="T2">Разработка параллельного сервера будет опираться на <text:s/>модель </text:span><text:span text:style-name="T4">ConcurrentServer</text:span><text:span text:style-name="T2">, <text:s/>описанную в шестой главе пособия. По мере <text:s/>изложения материала <text:s/>эта модель претерпевала изменения. Последняя версия <text:s/>модели изложена в разделе 6.13 – именно на этот вариант будут ориентированны все дальнейшие построения. </text:span></text:p>
      <text:p text:style-name="P16"><text:span text:style-name="T2">Для того, чтобы избежать двойного толкования, будем считать далее, что модель </text:span><text:span text:style-name="T4">ConcurrentServer</text:span><text:span text:style-name="T2"> есть ни что иное, как спецификация, описывающая разрабатываемый здесь параллельный сервер с именем </text:span><text:span text:style-name="T4">ConcurrentServer</text:span><text:span text:style-name="T2">. </text:span></text:p>
      <text:p text:style-name="P16"><text:span text:style-name="T2">Кроме того, в изложении часто будут использоваться названия <text:s/>функций, которые являются функциями потоков (потоковые функции, <text:s text:c="6"/>раздел 6.4 пособия). Для краткости, <text:s/>если это не приводит к двусмысленности, потоки будут именоваться по имени потоковой функции. Например, функция </text:span><text:span text:style-name="T5">AcceptServer</text:span><text:span text:style-name="T2"> является потоковой функцией, тогда <text:s/>соответствующий ей <text:s/>поток <text:s/>будем <text:s/>именовать – поток </text:span><text:span text:style-name="T5">AcceptServer</text:span><text:span text:style-name="T2">. Следует отметить, что может быть создано, несколько <text:s/>различных потоков, имеющих общую потоковую функцию. В таких случаях будем говорить о нескольких <text:s/>экземплярах потока. <text:s text:c="10"/></text:span></text:p>
      <text:p text:style-name="P2"/>
      <text:p text:style-name="P6">7.9.4. Исследование структуры параллельного сервера</text:p>
      <text:p text:style-name="P5"/>
      <text:p text:style-name="P16"><text:span text:style-name="T1">Задание 1. </text:span><text:span text:style-name="T2"><text:s/>Исследуйте структуру сервера </text:span><text:span text:style-name="T5">ConcurrentServer</text:span><text:span text:style-name="T2">, изложенную в разделах 6.1 – <text:s/>6.3 <text:s/>и 6.11 – <text:s/>6.13 и изображенную <text:s/>на <text:s text:c="10"/>рисунке 6.13.1. В таблице <text:s/>7.9.1 приведены все основные программные компоненты сервера. Составьте, краткую спецификацию каждой <text:s/>программной компоненты, отражающую <text:s/>назначение, краткое описание алгоритма, используемые структуры данных <text:s/>и способ взаимодействия с <text:s/>другими компонентами. <text:s text:c="4"/></text:span></text:p>
      <text:p text:style-name="P1"><text:soft-page-break/><text:s text:c="2"/><text:tab/><text:tab/><text:tab/> <text:s text:c="4"/><text:tab/><text:tab/><text:tab/><text:tab/><text:tab/></text:p>
      <text:p text:style-name="P16"><text:span text:style-name="T1">Задание 2. </text:span><text:span text:style-name="T2"><text:s/>В таблице <text:s/>7.9.2 приведены все основные <text:s/>структуры <text:s/>данных, используемые сервером. Составьте, краткое описание <text:s/>каждой <text:s/>структуры, отразите состав информации, назначение и <text:s/>способ их <text:s/>использования программными компонентами. <text:s text:c="4"/></text:span></text:p>
      <text:p text:style-name="P1"><text:tab/> <text:s text:c="6"/></text:p>
      <text:p text:style-name="P16"><text:span text:style-name="T1">Задание 3. </text:span><text:span text:style-name="T2"><text:s/>В таблице 7.9.3 приведено краткое описание команд управления сервером, которые вводятся <text:s/>с удаленной консоли </text:span><text:span text:style-name="T5">RConsole</text:span><text:span text:style-name="T2"> (клиентская часть консоли управления сервером) и исполняются <text:s/>сервером. Добавьте к описанию каждой <text:s/>команды, принципы ее реализации, название программной компоненты реализующей команду. Опишите структуры данных, которые предполагается применить <text:s text:c="2"/>для хранения списка <text:s/>команд (далее будем называть его </text:span><text:span text:style-name="T5">TalkersCmd</text:span><text:span text:style-name="T2">), а также для сбора необходимой статистики (будем называть эту структуру </text:span><text:span text:style-name="T5">StatsInfo</text:span><text:span text:style-name="T2">). <text:s/></text:span></text:p>
      <text:p text:style-name="P3"/>
      <text:p text:style-name="P17"><text:s text:c="48"/>Таблица 7.9.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Наименование компоненты</text:p>
          </table:table-cell>
          <table:table-cell table:style-name="Table1.B1" office:value-type="string">
            <text:p text:style-name="P7">Назначение компоненты</text:p>
          </table:table-cell>
        </table:table-row>
        <table:table-row table:style-name="Table1.1">
          <table:table-cell table:style-name="Table1.A1" office:value-type="string">
            <text:p text:style-name="P9">main</text:p>
          </table:table-cell>
          <table:table-cell table:style-name="Table1.A1" office:value-type="string">
            <text:p text:style-name="P2">Главный поток сервера</text:p>
          </table:table-cell>
        </table:table-row>
        <table:table-row table:style-name="Table1.1">
          <table:table-cell table:style-name="Table1.A1" office:value-type="string">
            <text:p text:style-name="P9">AcceptServer</text:p>
          </table:table-cell>
          <table:table-cell table:style-name="Table1.A1" office:value-type="string">
            <text:p text:style-name="P2">Подключение клиентов к серверу</text:p>
          </table:table-cell>
        </table:table-row>
        <table:table-row table:style-name="Table1.1">
          <table:table-cell table:style-name="Table1.A1" office:value-type="string">
            <text:p text:style-name="P9">ConsolePipe</text:p>
          </table:table-cell>
          <table:table-cell table:style-name="Table1.A1" office:value-type="string">
            <text:p text:style-name="P2">Серверная часть консоли управления </text:p>
          </table:table-cell>
        </table:table-row>
        <table:table-row table:style-name="Table1.1">
          <table:table-cell table:style-name="Table1.A1" office:value-type="string">
            <text:p text:style-name="P9">GarbageCleaner</text:p>
          </table:table-cell>
          <table:table-cell table:style-name="Table1.A1" office:value-type="string">
            <text:p text:style-name="P2">Сборщик мусора</text:p>
          </table:table-cell>
        </table:table-row>
        <table:table-row table:style-name="Table1.1">
          <table:table-cell table:style-name="Table1.A1" office:value-type="string">
            <text:p text:style-name="P9">DispatchServer</text:p>
          </table:table-cell>
          <table:table-cell table:style-name="Table1.A1" office:value-type="string">
            <text:p text:style-name="P2">Диспетчеризация запросов клиента</text:p>
          </table:table-cell>
        </table:table-row>
        <table:table-row table:style-name="Table1.1">
          <table:table-cell table:style-name="Table1.A1" office:value-type="string">
            <text:p text:style-name="P9">DllMain</text:p>
          </table:table-cell>
          <table:table-cell table:style-name="Table1.A1" office:value-type="string">
            <text:p text:style-name="P2">Главная функция динамически подключаемой библиотеки</text:p>
          </table:table-cell>
        </table:table-row>
        <table:table-row table:style-name="Table1.1">
          <table:table-cell table:style-name="Table1.A1" office:value-type="string">
            <text:p text:style-name="P9">SSS</text:p>
          </table:table-cell>
          <table:table-cell table:style-name="Table1.A1" office:value-type="string">
            <text:p text:style-name="P2">Запуск <text:s/>обслуживающего потока </text:p>
          </table:table-cell>
        </table:table-row>
        <table:table-row table:style-name="Table1.1">
          <table:table-cell table:style-name="Table1.A1" office:value-type="string">
            <text:p text:style-name="P9">EchoServer</text:p>
          </table:table-cell>
          <table:table-cell table:style-name="Table1.A1" office:value-type="string">
            <text:p text:style-name="P2">Отладочный поток обслуживания</text:p>
          </table:table-cell>
        </table:table-row>
      </table:table>
      <text:p text:style-name="P1"/>
      <text:p text:style-name="P1"/>
      <text:p text:style-name="P1"><text:tab/><text:tab/><text:tab/><text:tab/><text:tab/><text:tab/><text:tab/><text:tab/><text:tab/> <text:s text:c="7"/>Таблица 7.9.2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Наименование структуры </text:p>
          </table:table-cell>
          <table:table-cell table:style-name="Table2.B1" office:value-type="string">
            <text:p text:style-name="P7">Состав информации</text:p>
          </table:table-cell>
        </table:table-row>
        <table:table-row table:style-name="Table2.1">
          <table:table-cell table:style-name="Table2.A1" office:value-type="string">
            <text:p text:style-name="P9">ListContact</text:p>
          </table:table-cell>
          <table:table-cell table:style-name="Table2.A1" office:value-type="string">
            <text:p text:style-name="P2">Список подключения клиентов (раздел 6.5)</text:p>
          </table:table-cell>
        </table:table-row>
        <table:table-row table:style-name="Table2.1">
          <table:table-cell table:style-name="Table2.A1" office:value-type="string">
            <text:p text:style-name="P9">TableService</text:p>
          </table:table-cell>
          <table:table-cell table:style-name="Table2.A1" office:value-type="string">
            <text:p text:style-name="P2">Таблица обслуживающих потоков (раздел 6.13)</text:p>
          </table:table-cell>
        </table:table-row>
      </table:table>
      <text:p text:style-name="P1"/>
      <text:p text:style-name="P1"><text:s text:c="2"/></text:p>
      <text:p text:style-name="P11"><text:s text:c="7"/>Таблица 7.9.3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Команда </text:p>
          </table:table-cell>
          <table:table-cell table:style-name="Table3.B1" office:value-type="string">
            <text:p text:style-name="P7">Краткое описание команды</text:p>
          </table:table-cell>
        </table:table-row>
        <table:table-row table:style-name="Table3.1">
          <table:table-cell table:style-name="Table3.A1" office:value-type="string">
            <text:p text:style-name="P21">start</text:p>
          </table:table-cell>
          <table:table-cell table:style-name="Table3.A1" office:value-type="string">
            <text:p text:style-name="P22">Команда разрешает подключение клиентов к серверу. </text:p>
          </table:table-cell>
        </table:table-row>
        <table:table-row table:style-name="Table3.1">
          <table:table-cell table:style-name="Table3.A1" office:value-type="string">
            <text:p text:style-name="P24"><text:span text:style-name="T5">stop</text:span><text:span text:style-name="T1"> </text:span></text:p>
          </table:table-cell>
          <table:table-cell table:style-name="Table3.A1" office:value-type="string">
            <text:p text:style-name="P22">Команда запрещает подключение клиентов к серверу.</text:p>
          </table:table-cell>
        </table:table-row>
        <table:table-row table:style-name="Table3.1">
          <table:table-cell table:style-name="Table3.A1" office:value-type="string">
            <text:p text:style-name="P21">exit</text:p>
          </table:table-cell>
          <table:table-cell table:style-name="Table3.A1" office:value-type="string">
            <text:p text:style-name="P22">Команда завершает работу сервера.</text:p>
          </table:table-cell>
        </table:table-row>
        <text:soft-page-break/>
        <table:table-row table:style-name="Table3.1">
          <table:table-cell table:style-name="Table3.A1" office:value-type="string">
            <text:p text:style-name="P9">statistics</text:p>
          </table:table-cell>
          <table:table-cell table:style-name="Table3.A1" office:value-type="string">
            <text:p text:style-name="P2">Вывод статистики: общее количество подключений; количество активных подключений, количество отказов в обслуживании. <text:s/></text:p>
          </table:table-cell>
        </table:table-row>
        <table:table-row table:style-name="Table3.1">
          <table:table-cell table:style-name="Table3.A1" office:value-type="string">
            <text:p text:style-name="P21">wait</text:p>
          </table:table-cell>
          <table:table-cell table:style-name="Table3.A1" office:value-type="string">
            <text:p text:style-name="P22">Команда приостанавливает подключение клиентов до тех пор, пока не обслужится последний клиент, подключенный к серверу. </text:p>
          </table:table-cell>
        </table:table-row>
        <table:table-row table:style-name="Table3.1">
          <table:table-cell table:style-name="Table3.A1" office:value-type="string">
            <text:p text:style-name="P21">shutdown</text:p>
          </table:table-cell>
          <table:table-cell table:style-name="Table3.A1" office:value-type="string">
            <text:p text:style-name="P24"><text:span text:style-name="T2">Команда равносильна последовательности команд: </text:span><text:span text:style-name="T4">wait</text:span><text:span text:style-name="T2">, </text:span><text:span text:style-name="T4">exit</text:span><text:span text:style-name="T2">. <text:s text:c="3"/></text:span></text:p>
          </table:table-cell>
        </table:table-row>
        <table:table-row table:style-name="Table3.1">
          <table:table-cell table:style-name="Table3.A1" office:value-type="string">
            <text:p text:style-name="P9">getcomand</text:p>
          </table:table-cell>
          <table:table-cell table:style-name="Table3.A1" office:value-type="string">
            <text:p text:style-name="P2">Служебная команда, которая не предназначена для ввода с консоли управления, а устанавливается сервером для указания, что сервер готов принять и обработать, очередную команду управления.</text:p>
          </table:table-cell>
        </table:table-row>
      </table:table>
      <text:p text:style-name="P5"/>
      <text:p text:style-name="P16"><text:span text:style-name="T1">Задание 4. </text:span><text:span text:style-name="T2"><text:s text:c="2"/>В таблице 7.9.4 приведены коды команды (или запросов), которые будет обрабатывать поток <text:s/></text:span><text:span text:style-name="T5">DispatchServer</text:span><text:span text:style-name="T2">, после того, как клиент подключится к клиенту. Эти коды хранятся <text:s/>в таблице </text:span><text:span text:style-name="T5">TableService</text:span><text:span text:style-name="T2">, </text:span><text:span text:style-name="T1"><text:s/></text:span><text:span text:style-name="T2">и каждому коду <text:s/>соответствует <text:s/>свой обслуживающий поток <text:s/>(раздел 6.12-6.13 пособия). Краткое описание обслуживающих потоков приводится в <text:s text:c="11"/>таблице 7.9.4. На первом этапе предполагается, что сервер будет обслуживать три различных запроса: </text:span><text:span text:style-name="T6">echo</text:span><text:span text:style-name="T2">, </text:span><text:span text:style-name="T6">time</text:span><text:span text:style-name="T2"> и </text:span><text:span text:style-name="T6">rand</text:span><text:span text:style-name="T2">. Опишите, принципы реализации обслуживающих потоков. Для получения системной даты и времени, <text:s/>а также случайных чисел <text:s/>в обслуживающих потоках, следует воспользоваться функциями стандартной библиотеки С++ [13]. <text:s text:c="7"/></text:span></text:p>
      <text:p text:style-name="P4"><text:s text:c="7"/>Таблица 7.9.4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Код команды</text:p>
            <text:p text:style-name="P7">(запрос) </text:p>
          </table:table-cell>
          <table:table-cell table:style-name="Table4.B1" office:value-type="string">
            <text:p text:style-name="P7">Краткое описание команды</text:p>
          </table:table-cell>
        </table:table-row>
        <table:table-row table:style-name="Table4.1">
          <table:table-cell table:style-name="Table4.A1" office:value-type="string">
            <text:p text:style-name="P9">echo</text:p>
          </table:table-cell>
          <table:table-cell table:style-name="Table4.A1" office:value-type="string">
            <text:p text:style-name="P15"><text:span text:style-name="T2">Вызов <text:s/>обслуживающего потока </text:span><text:span text:style-name="T4">EchoServer</text:span><text:span text:style-name="T2">. <text:s text:c="11"/></text:span><text:span text:style-name="T4">EchoServer</text:span><text:span text:style-name="T2"> – потоковая функция обеспечивающая прием данных от подключившегося клиента, и пересылку <text:s/>этих же <text:s/>данных обратно без изменения. Условие завершения работы: прием данных нулевой <text:s/>длинны. </text:span></text:p>
          </table:table-cell>
        </table:table-row>
        <table:table-row table:style-name="Table4.1">
          <table:table-cell table:style-name="Table4.A1" office:value-type="string">
            <text:p text:style-name="P9">time</text:p>
          </table:table-cell>
          <table:table-cell table:style-name="Table4.A1" office:value-type="string">
            <text:p text:style-name="P15"><text:span text:style-name="T2">Вызов обслуживающего <text:s/>потока </text:span><text:span text:style-name="T4">TimeServer</text:span><text:span text:style-name="T2">. <text:s/></text:span><text:span text:style-name="T4">TimeServer</text:span><text:span text:style-name="T2"> – потоковая функция, принимающая только символьную последовательность <text:s/></text:span><text:span text:style-name="T6">time</text:span><text:span text:style-name="T2"> и отвечающая <text:s/>системным значением даты и времени серверного компьютера в формате: </text:span><text:span text:style-name="T6">dd</text:span><text:span text:style-name="T7">.</text:span><text:span text:style-name="T6">mm</text:span><text:span text:style-name="T7">.</text:span><text:span text:style-name="T6">yyyy</text:span><text:span text:style-name="T7">/</text:span><text:span text:style-name="T6">hh</text:span><text:span text:style-name="T7">:</text:span><text:span text:style-name="T6">mm</text:span><text:span text:style-name="T7">:</text:span><text:span text:style-name="T6">ss</text:span><text:span text:style-name="T2">. <text:s/>Условие завершение работы: прием любой последовательности символов, отличной от <text:s text:c="2"/></text:span><text:span text:style-name="T6">time</text:span><text:span text:style-name="T2">. <text:s text:c="4"/></text:span></text:p>
          </table:table-cell>
        </table:table-row>
        <table:table-row table:style-name="Table4.1">
          <table:table-cell table:style-name="Table4.A1" office:value-type="string">
            <text:p text:style-name="P9">rand</text:p>
          </table:table-cell>
          <table:table-cell table:style-name="Table4.A1" office:value-type="string">
            <text:p text:style-name="P15"><text:span text:style-name="T2">Вызов обслуживающего <text:s/>потока </text:span><text:span text:style-name="T4">RandServer</text:span><text:span text:style-name="T2">. <text:s text:c="17"/></text:span><text:span text:style-name="T4">RandServer</text:span><text:span text:style-name="T2"> – потоковая функция, принимающая только </text:span><text:soft-page-break/><text:span text:style-name="T2">строку </text:span><text:span text:style-name="T6">rand</text:span><text:span text:style-name="T2"> и отвечающая случайным целым четырехбайтовым числом в </text:span><text:span text:style-name="T4">intel</text:span><text:span text:style-name="T2">-формате. Условие завершение работы: прием любой последовательности символов, отличной от <text:s text:c="2"/></text:span><text:span text:style-name="T7"><text:s/></text:span><text:span text:style-name="T6">rand</text:span><text:span text:style-name="T2">. <text:s text:c="5"/></text:span></text:p>
          </table:table-cell>
        </table:table-row>
      </table:table>
      <text:p text:style-name="P1"/>
      <text:p text:style-name="P1"/>
      <text:p text:style-name="P15"><text:span text:style-name="T1">7.9.5. Создание лавного потока </text:span><text:span text:style-name="T5">main</text:span><text:span text:style-name="T1"> </text:span></text:p>
      <text:p text:style-name="P5"/>
      <text:p text:style-name="P16"><text:span text:style-name="T1">Задание 5. </text:span><text:span text:style-name="T2"><text:s text:c="2"/>Создайте с помощью </text:span><text:span text:style-name="T4">Visual</text:span><text:span text:style-name="T2"> </text:span><text:span text:style-name="T4">Studio</text:span><text:span text:style-name="T2"> новое консольное приложение </text:span><text:span text:style-name="T5">ConcurrentServer</text:span><text:span text:style-name="T1"> </text:span><text:span text:style-name="T2">(наименование проекта). Включите необходимые директивы компилятора для подключения библиотеки </text:span><text:span text:style-name="T5">WS</text:span><text:span text:style-name="T1">2_32.</text:span><text:span text:style-name="T5">LIB</text:span><text:span text:style-name="T1"> (</text:span><text:span text:style-name="T2">раздел 3.2 пособия</text:span><text:span text:style-name="T1">). </text:span><text:span text:style-name="T2">Подключите функции обработки ошибок интерфейса </text:span><text:span text:style-name="T4">Winsock</text:span><text:span text:style-name="T2">2, разработанные в практической работе № 2. Откомпилируйте приложение и <text:s/>убедитесь в отсутствие ошибок. <text:s text:c="3"/></text:span></text:p>
      <text:p text:style-name="P1"/>
      <text:p text:style-name="P16"><text:span text:style-name="T1">Задание </text:span><text:span text:style-name="T5">6</text:span><text:span text:style-name="T1">. </text:span><text:span text:style-name="T2">Создайте <text:s/>в рамках проекта</text:span><text:span text:style-name="T1"> </text:span><text:span text:style-name="T5">ConcurrentServer</text:span><text:span text:style-name="T2"> потоковую функцию </text:span><text:span text:style-name="T5">AcceptServer</text:span><text:span text:style-name="T2">. Пусть на первом этапе эта функция циклически выдает сообщение <text:s text:c="2"/></text:span><text:span text:style-name="T6">AcceptServer</text:span><text:span text:style-name="T2"> на экран консоли каждые 5 секунд (используйте функцию </text:span><text:span text:style-name="T5">Sleep</text:span><text:span text:style-name="T2">, описанную в разделе 6.4). Обратите внимание на правильное оформление потоковой <text:s/>функции. Опираясь <text:s/>на описание функции </text:span><text:span text:style-name="T5">CreateThread</text:span><text:span text:style-name="T2"> <text:s/>и <text:s/>пример в разделе 6.4, <text:s/>обеспечьте создание потока </text:span><text:span text:style-name="T5">AcceptServer</text:span><text:span text:style-name="T2">. <text:s/>Следует помнить о необходимости использовать функции </text:span><text:span text:style-name="T5">WaitForSingleObject</text:span><text:span text:style-name="T2"> и <text:s/></text:span><text:span text:style-name="T5">CloseHandle</text:span><text:span text:style-name="T2">. Проверьте работоспособность приложения. <text:s/></text:span></text:p>
      <text:p text:style-name="P1"><text:s/></text:p>
      <text:p text:style-name="P16"><text:span text:style-name="T1">Примечание</text:span><text:span text:style-name="T2">. Единственный параметр функции </text:span><text:span text:style-name="T5">AcceptServer</text:span><text:span text:style-name="T2"> будет в дальнейшем использоваться для передачи адреса области памяти, в котором будет храниться команда управления, записанная туда потоком </text:span><text:span text:style-name="T5">ConsolePipe</text:span><text:span text:style-name="T2">. <text:s/>Поток <text:s/></text:span><text:span text:style-name="T5">ConsolePipe</text:span><text:span text:style-name="T1"> (</text:span><text:span text:style-name="T2">серверная часть консоли</text:span><text:span text:style-name="T1"> </text:span><text:span text:style-name="T2">управления</text:span><text:span text:style-name="T1">)</text:span><text:span text:style-name="T2">, <text:s/></text:span><text:span text:style-name="T1"><text:s/></text:span><text:span text:style-name="T2">получает</text:span><text:span text:style-name="T1"> </text:span><text:span text:style-name="T2"><text:s text:c="2"/>команды <text:s/>управления (таблица 7.9.3) от удаленной консоли </text:span><text:span text:style-name="T5">RConsole</text:span><text:span text:style-name="T2"> через именованный канал (глава 4).</text:span></text:p>
      <text:p text:style-name="P1"/>
      <text:p text:style-name="P16"><text:span text:style-name="T1">Задание </text:span><text:span text:style-name="T5">7</text:span><text:span text:style-name="T1">. </text:span><text:span text:style-name="T2">Обеспечьте передачу номера порта сервера через параметры функции </text:span><text:span text:style-name="T5">main</text:span><text:span text:style-name="T2">.</text:span><text:span text:style-name="T1"> </text:span><text:span text:style-name="T2"><text:s/>Причем, если параметр не устанавливается в вызове командной строки сервера </text:span><text:span text:style-name="T5">ConcurrentServer</text:span><text:span text:style-name="T2">, то по умолчанию должен применяться <text:s/>порта </text:span><text:span text:style-name="T1">2000</text:span><text:span text:style-name="T2">. Выведите на консоль сервера, номер используемого порта. Кроме того, следует передать через единственный параметр потока </text:span><text:span text:style-name="T5">AcceptServer</text:span><text:span text:style-name="T1"> </text:span><text:span text:style-name="T2">начальную команду управления сервером: это должна быть команда </text:span><text:span text:style-name="T4">start</text:span><text:span text:style-name="T2"> (таблица 7.9.3), запускающая процесс подключения клиентов. Убедитесь в корректности передачи параметров, запустив приложение <text:s/></text:span><text:span text:style-name="T5">ConcurrentServer</text:span><text:span text:style-name="T1"> </text:span><text:span text:style-name="T2">через командную строку. </text:span></text:p>
      <text:p text:style-name="P1"/>
      <text:p text:style-name="P15"><text:span text:style-name="T1">7.9.6. Реализация потока </text:span><text:span text:style-name="T5">AcceptServer</text:span><text:span text:style-name="T1"> </text:span></text:p>
      <text:p text:style-name="P5"/>
      <text:p text:style-name="P16"><text:soft-page-break/><text:span text:style-name="T1">Задание </text:span><text:span text:style-name="T5">8</text:span><text:span text:style-name="T1">. </text:span><text:span text:style-name="T2">Удалите отладочный <text:s/>цикл вывода в функции </text:span><text:span text:style-name="T5">AcceptServer</text:span><text:span text:style-name="T2">, созданный в предшествующем задании.</text:span><text:span text:style-name="T1"> </text:span><text:span text:style-name="T2"><text:s/>Реализуйте в рамках этой функции блоки 1,2,3 и <text:s/>6 схемы <text:s/>сервера изображенной на рисунке 3.4.2. При этом следуйте указаниям заданий 2-5 практической работы № 2. Убедитесь в работоспособности всего приложения <text:s text:c="2"/></text:span><text:span text:style-name="T5">ConcurrentServer</text:span><text:span text:style-name="T2">. <text:s/></text:span></text:p>
      <text:p text:style-name="P5"/>
      <text:p text:style-name="P16"><text:span text:style-name="T1">Примечание. </text:span><text:span text:style-name="T2"><text:s/>Номер используемого сервером <text:s/>порта (полученный через параметры функции </text:span><text:span text:style-name="T5">main</text:span><text:span text:style-name="T1"> </text:span><text:span text:style-name="T2">или установленный по умолчанию), следует каким-нибудь образом передать в функцию </text:span><text:span text:style-name="T5">AcceptServer</text:span><text:span text:style-name="T2">. Очевидно, самый простой способ – это организация общедоступной области памяти для потоков </text:span><text:span text:style-name="T5">main</text:span><text:span text:style-name="T2"> и <text:s text:c="2"/></text:span><text:span text:style-name="T5">AcceptServer</text:span><text:span text:style-name="T2">. <text:s/></text:span></text:p>
      <text:p text:style-name="P1"/>
      <text:p text:style-name="P16"><text:span text:style-name="T1">Задание </text:span><text:span text:style-name="T5">9</text:span><text:span text:style-name="T1">. </text:span><text:span text:style-name="T2">Реализуйте цикл обработки команд в рамках функции (и потока) </text:span><text:span text:style-name="T5">AcceptServer</text:span><text:span text:style-name="T2">. Возьмите за основу пример функции </text:span><text:span text:style-name="T5">CommandsCycle</text:span><text:span text:style-name="T2">, приведенный в разделе 6.9 пособия. На этом этапе <text:s/>разработки замените вызов функции </text:span><text:span text:style-name="T5">AcceptCycle</text:span><text:span text:style-name="T2"> <text:s/>на <text:s/>вызов функции </text:span><text:span text:style-name="T5">Sleep</text:span><text:span text:style-name="T2"> (раздел 6.4). Убедитесь, что команда <text:s/>управления </text:span><text:span text:style-name="T5">start</text:span><text:span text:style-name="T1"> </text:span><text:span text:style-name="T2">корректно <text:s/>передана в функцию </text:span><text:span text:style-name="T5">CommandsCycle</text:span><text:span text:style-name="T2">. <text:s/>Следует обратить внимание на применение функции </text:span><text:span text:style-name="T5">ioctlsocket</text:span><text:span text:style-name="T1"> (</text:span><text:span text:style-name="T2">описание в разделе 6.9 пособия</text:span><text:span text:style-name="T1">), </text:span><text:span text:style-name="T2"><text:s/>которая переключает <text:s/>сокет в режим без блокировки. <text:s/></text:span><text:span text:style-name="T1"><text:s/></text:span></text:p>
      <text:p text:style-name="P5"/>
      <text:p text:style-name="P16"><text:span text:style-name="T1">Задание </text:span><text:span text:style-name="T5">10</text:span><text:span text:style-name="T1">. </text:span><text:span text:style-name="T2"><text:s/>Реализуйте цикл <text:s/>подключения в рамках функции (и потока) </text:span><text:span text:style-name="T5">AcceptServer</text:span><text:span text:style-name="T1"> (</text:span><text:span text:style-name="T2">в предыдущем примере вместо вызова этой функции вызывалась функция <text:s/></text:span><text:span text:style-name="T5">Sleep</text:span><text:span text:style-name="T1">)</text:span><text:span text:style-name="T2">.</text:span><text:span text:style-name="T1"> <text:s/></text:span><text:span text:style-name="T2">Используйте пример функции </text:span><text:span text:style-name="T5">AcceptCycle</text:span><text:span text:style-name="T2">, приведенный в разделе <text:s/>6.9 пособия. <text:s/>Обратите внимание, что вся <text:s/>информация о подключении клиента <text:s/>записывается в список </text:span><text:span text:style-name="T5">ListContact</text:span><text:span text:style-name="T2">, для последующего его использования в потоке </text:span><text:span text:style-name="T5">DispathServer</text:span><text:span text:style-name="T2">. Кроме того, следует обратить внимание <text:s/>на обработку ошибок функции </text:span><text:span text:style-name="T5">accept</text:span><text:span text:style-name="T2">, применяемую для сокета в режиме без блокировки. Используйте программу </text:span><text:span text:style-name="T5">ClientT</text:span><text:span text:style-name="T2"> <text:s/>(разработанную в практической заботе № 2) в качестве клиента <text:s/>для проверки процесса подключения клиентов <text:s/>функцией</text:span><text:span text:style-name="T1"> <text:s/></text:span><text:span text:style-name="T5">AcceptServer</text:span><text:span text:style-name="T2">. <text:s text:c="3"/></text:span></text:p>
      <text:p text:style-name="P1"><text:s text:c="12"/></text:p>
      <text:p text:style-name="P15"><text:span text:style-name="T1">7.9.7. Реализация потока </text:span><text:span text:style-name="T5">DispatchServer</text:span><text:span text:style-name="T1"> <text:s/></text:span></text:p>
      <text:p text:style-name="P5"/>
      <text:p text:style-name="P16"><text:span text:style-name="T1">Задание </text:span><text:span text:style-name="T5">11</text:span><text:span text:style-name="T1">. </text:span><text:span text:style-name="T2">Поток </text:span><text:span text:style-name="T1"><text:s/></text:span><text:span text:style-name="T5">DispathServer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сразу <text:s/>после запуска потока </text:span><text:span text:style-name="T5">AcceptServer</text:span><text:span text:style-name="T2">. В качестве параметра передаваемого в <text:s/>потоковую функцию <text:s/></text:span><text:span text:style-name="T5">DispathServer</text:span><text:span text:style-name="T1"> </text:span><text:span text:style-name="T2"><text:s/>будем использовать адрес области памяти, в которой хранится команда управления, записанная туда потоком <text:s/></text:span><text:span text:style-name="T5">ConsolePipe</text:span><text:span text:style-name="T1"> </text:span><text:span text:style-name="T2">(эта область уже используется потоком </text:span><text:span text:style-name="T5">AcceptServer</text:span><text:span text:style-name="T2">). На этапе этого задания, по аналогии с заданием 6, зациклите вывод сообщения </text:span><text:span text:style-name="T6">DispathServer</text:span><text:span text:style-name="T2">. Не забудьте о необходимости применения <text:s/>функций </text:span><text:span text:style-name="T5">WaitForSingleObject</text:span><text:span text:style-name="T2"> <text:s/>и </text:span><text:span text:style-name="T5">CloseHandle</text:span><text:span text:style-name="T2">. Убедитесь, что поток создается</text:span><text:span text:style-name="T1"> </text:span><text:span text:style-name="T5">DispathServer</text:span><text:span text:style-name="T2"> и работает.</text:span></text:p>
      <text:p text:style-name="P5"/>
      <text:p text:style-name="P16"><text:soft-page-break/><text:span text:style-name="T1">Примечание. </text:span><text:span text:style-name="T2"><text:s/>Обратите внимание, что область памяти команды управления используется двумя потоками </text:span><text:span text:style-name="T5">AcceptServer</text:span><text:span text:style-name="T1"> </text:span><text:span text:style-name="T2">и <text:s/></text:span><text:span text:style-name="T5">DispathServer</text:span><text:span text:style-name="T2">.</text:span><text:span text:style-name="T1"> <text:s/></text:span><text:span text:style-name="T2">В таблице <text:s/>7.9.3 <text:s/>приведены команды управления, на которые <text:s/>будет реагировать только поток </text:span><text:span text:style-name="T5">AcceptServer</text:span><text:span text:style-name="T1"> (</text:span><text:span text:style-name="T2">будем называть их командами управления </text:span><text:span text:style-name="T5">AcceptServer</text:span><text:span text:style-name="T1">)</text:span><text:span text:style-name="T2">. В будущем предполагается расширить список команд, <text:s/>добавив туда команды управления <text:s/></text:span><text:span text:style-name="T5">DispathServer</text:span><text:span text:style-name="T2">. Примером такой команды может служить команда </text:span><text:span text:style-name="T6">exclude</text:span><text:span text:style-name="T7"> </text:span><text:span text:style-name="T6">sss</text:span><text:span text:style-name="T2"> – позволяющая исключить из таблицы <text:s/>обслуживающих потоков </text:span><text:span text:style-name="T5">TableService</text:span><text:span text:style-name="T2">,</text:span><text:span text:style-name="T1"> <text:s/></text:span><text:span text:style-name="T2">строку с кодом запроса </text:span><text:span text:style-name="T6">sss</text:span><text:span text:style-name="T2">. Будем предполагать, для управления каждым потоком, будем использовать свой (кроме общей команды </text:span><text:span text:style-name="T5">exit</text:span><text:span text:style-name="T2">) набор команд управления. <text:s text:c="2"/>Рекомендуется <text:s/>при объявлении <text:s/>общей области памяти для хранения <text:s/>команды управления использовать квалификатор </text:span><text:span text:style-name="T5">volatile</text:span><text:span text:style-name="T2">, как это сделано в примерах раздела 6.4. <text:s/></text:span></text:p>
      <text:p text:style-name="P1"/>
      <text:p text:style-name="P16"><text:span text:style-name="T1">Задание 1</text:span><text:span text:style-name="T5">2</text:span><text:span text:style-name="T1">. <text:s/></text:span><text:span text:style-name="T2">В соответствии со схемой <text:s/>сервера </text:span><text:span text:style-name="T5">ConcurrrenServer</text:span><text:span text:style-name="T2">, поток </text:span><text:span text:style-name="T5">DispathServer</text:span><text:span text:style-name="T1"> </text:span><text:span text:style-name="T2"><text:s/>должен последовательно просматривать список </text:span><text:span text:style-name="T5">ListContact</text:span><text:span text:style-name="T1"> <text:s/>(</text:span><text:span text:style-name="T2">в котором хранятся все сведения о подключившихся клиентах</text:span><text:span text:style-name="T1">) </text:span><text:span text:style-name="T2">и считывать запрос, подключившегося клиента. Если этот запрос соответствует одной из строк <text:s/>таблицы</text:span><text:span text:style-name="T1"> <text:s/></text:span><text:span text:style-name="T5">TableService</text:span><text:span text:style-name="T1"> <text:s/></text:span><text:span text:style-name="T2">(запросы <text:s/>приведены в таблице 7.9.4),</text:span><text:span text:style-name="T1"> </text:span><text:span text:style-name="T2">то </text:span><text:span text:style-name="T5">DispathServer</text:span><text:span text:style-name="T1"> </text:span><text:span text:style-name="T2">должен запустить соответствующий <text:s/>запросу поток, передав ему в качестве параметра соответствующий <text:s/>элемент списка <text:s/></text:span><text:span text:style-name="T5">ListContact</text:span><text:span text:style-name="T2">. Удалите отладочный цикл, построенный в предыдущем <text:s/>задании и <text:s/>реализуйте цикл сканирования списка </text:span><text:span text:style-name="T5">ListContact</text:span><text:span text:style-name="T2">. Условием выхода из цикла, пусть будет команда управления </text:span><text:span text:style-name="T5">exit</text:span><text:span text:style-name="T2">. При обнаружении в списке подключившегося, но не обслуженного клиента (это можно определить <text:s/>по специальным признакам, <text:s/>записанным в элемент списка) следует прочитать первое сообщение клиента (которое должно быть кодом запроса) с помощью функции </text:span><text:span text:style-name="T5">recv</text:span><text:span text:style-name="T1"> </text:span><text:span text:style-name="T2">(раздел 3.11). Для отладки выведите считанный код запроса подключившегося клиента на экран консоли. Убедитесь, что код запроса считывается корректно. Используйте программу </text:span><text:span text:style-name="T5">ClientT</text:span><text:span text:style-name="T2">, при отладке потока </text:span><text:span text:style-name="T5">DispathServer</text:span><text:span text:style-name="T2">. Проверьте работу сервера с несколькими клиентами в сети. <text:s text:c="5"/></text:span></text:p>
      <text:p text:style-name="P12"><text:tab/></text:p>
      <text:p text:style-name="P16"><text:span text:style-name="T1">Примечание</text:span><text:span text:style-name="T2">. Заметим, что сокет, обрабатываемый <text:s/>потоком </text:span><text:span text:style-name="T5">DispathServer</text:span><text:span text:style-name="T2">,</text:span><text:span text:style-name="T1"> <text:s/></text:span><text:span text:style-name="T2">находится <text:s/>в режиме без блокировки (так как получен командой </text:span><text:span text:style-name="T5">accept</text:span><text:span text:style-name="T2">, использующей не блокирующий сокет) <text:s/>и поэтому требует соответствующего алгоритма обработки</text:span><text:span text:style-name="T3">)этом все остальные клиенты, отправившие запрос ожидали бы осблуживание.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3"><text:page-number style:num-format="1" text:select-page="current">0</text:page-number></text:span><text:span text:style-name="T2">. Если бы использовался альтернативный <text:s/>режим (с блокировкой), то был бы возможен случай, когда <text:s/></text:span><text:span text:style-name="T5">DispathServer</text:span><text:span text:style-name="T1"> </text:span><text:span text:style-name="T2">остановился в ожидании запроса от клиента, который по неизвестной причине после подключения не отправил <text:s/>серверу запрос. При этом все остальные клиенты, отправившие запрос ожидали бы обслуживания. <text:s/>После того как запрос получен и обработан, следует переключить сокет в блокирующий режим работы, т.к. <text:s/>теперь с <text:s/>сокетом <text:s/>будет работать обрабатывающий поток. <text:s text:c="7"/></text:span></text:p>
      <text:p text:style-name="P1"><text:s text:c="6"/></text:p>
      <text:p text:style-name="P1"/>
      <text:p text:style-name="P6"><text:soft-page-break/>7.9.8. Реализация библиотеки <text:s/>обслуживающих серверов</text:p>
      <text:p text:style-name="P6"/>
      <text:p text:style-name="P15"><text:span text:style-name="T1"><text:s text:c="2"/><text:tab/>Задание 13. </text:span><text:span text:style-name="T2">Создайте с помощью </text:span><text:span text:style-name="T4">Visual</text:span><text:span text:style-name="T2"> </text:span><text:span text:style-name="T4">Studio</text:span><text:span text:style-name="T2"> новое </text:span><text:span text:style-name="T4">DLL</text:span><text:span text:style-name="T2">-приложение с именем </text:span><text:span text:style-name="T5">ServiceLibrary</text:span><text:span text:style-name="T4">. </text:span><text:span text:style-name="T2">Реализуйте в рамках динамически подключаемой библиотеки потоковую функцию <text:s/></text:span><text:span text:style-name="T5">EchoServer</text:span><text:span text:style-name="T2">. <text:s/>В качестве параметра этой <text:s/>функции должен передаваться элемент списка </text:span><text:span text:style-name="T5">ListContact</text:span><text:span text:style-name="T2">, в котором хранятся все параметры подключения (в том числе сокет). <text:s text:c="2"/>Алгоритм работы функции совпадает с алгоритмом работы </text:span><text:span text:style-name="T5">ServerT</text:span><text:span text:style-name="T2">, разработанной в практической работе № 2, <text:s/>с учетом того, что подключение клиента уже выполнено. Кроме того, перед завершением работы функция </text:span><text:span text:style-name="T5">EchoServer</text:span><text:span text:style-name="T2"> <text:s/>должна сделать соответствующую отметку в переданном ей элементе списка </text:span><text:span text:style-name="T5">ListContact</text:span><text:span text:style-name="T2">. <text:s/>Реализуйте таблицу <text:s/></text:span><text:span text:style-name="T5">TableService</text:span><text:span text:style-name="T1"> </text:span><text:span text:style-name="T2">и экспортируемую функцию </text:span><text:span text:style-name="T5">SSS</text:span><text:span text:style-name="T2">, используя пример в разделе 6.13 пособия. <text:s/>Заполните таблицу кодами запросов, приведенными в таблице 7.9.4. Для всех кодов, при заполнении таблицы </text:span><text:span text:style-name="T5">TableService</text:span><text:span text:style-name="T1"> </text:span><text:span text:style-name="T2"><text:s/>для отладки используйте один и тот же адрес обслуживающего потока </text:span><text:span text:style-name="T5">EchoServer</text:span><text:span text:style-name="T2">. <text:s text:c="3"/></text:span></text:p>
      <text:p text:style-name="P6"/>
      <text:p text:style-name="P15"><text:span text:style-name="T1"><text:s text:c="7"/>Задание 1</text:span><text:span text:style-name="T5">4</text:span><text:span text:style-name="T1">. </text:span><text:span text:style-name="T2">Обеспечьте передачу имени файла библиотеки через второй параметр функции </text:span><text:span text:style-name="T5">main</text:span><text:span text:style-name="T2">. Если параметр не задан, то по умолчанию будем предполагать, что файл библиотеки имеет имя </text:span><text:span text:style-name="T5">ServiceLibrary</text:span><text:span text:style-name="T2">.Загрузите динамически подключаемую библиотеку в рамках функции </text:span><text:span text:style-name="T5">main</text:span><text:span text:style-name="T1"> <text:s/></text:span><text:span text:style-name="T2">с помощью функции </text:span><text:span text:style-name="T5">LoadLibrary</text:span><text:span text:style-name="T2">, описание которой приводится в разделе 6.13 пособия. После загрузки библиотеки, импортируйте функцию </text:span><text:span text:style-name="T5">SSS</text:span><text:span text:style-name="T1">, </text:span><text:span text:style-name="T2">применив функцию </text:span><text:span text:style-name="T5">GetProcAddress</text:span><text:span text:style-name="T2"> <text:s/>(раздел 6.13). <text:s/>Обеспечьте возможность вызова импортированной функции, потоком </text:span><text:span text:style-name="T5">DispatchServer</text:span><text:span text:style-name="T2">. Перед завершением функции </text:span><text:span text:style-name="T5">main</text:span><text:span text:style-name="T1"> </text:span><text:span text:style-name="T2">(после завершения всех потоков), отключите библиотеку с помощью функции </text:span><text:span text:style-name="T5">FreeLibrary</text:span><text:span text:style-name="T2"> (раздел 6.13). <text:s/>Используйте примеры программ, приведенные в разделе 6.13. С помощью отладчика убедитесь в корректной передаче параметра с именем функции, успешной загрузке библиотеки и импорте функции. <text:s/></text:span></text:p>
      <text:p text:style-name="P2"/>
      <text:p text:style-name="P15"><text:span text:style-name="T2"><text:tab/></text:span><text:span text:style-name="T1">Примечание</text:span><text:span text:style-name="T2">. Параметризация имени файла библиотеки дает возможность загружать разные версии</text:span><text:span text:style-name="T1"> <text:s text:c="2"/></text:span><text:span text:style-name="T2">библиотеки </text:span><text:span text:style-name="T5">ServiceLibrary</text:span><text:span text:style-name="T1"> </text:span><text:span text:style-name="T2"><text:s/>при инициализации сервера. Целесообразно было бы разработать несколько функций, которые бы инкапсулировали функции </text:span><text:span text:style-name="T5">LoadLibrary</text:span><text:span text:style-name="T2">, <text:s/></text:span><text:span text:style-name="T5">FreeLibrary</text:span><text:span text:style-name="T2">,</text:span><text:span text:style-name="T1"> </text:span><text:span text:style-name="T5">GetProcAddress</text:span><text:span text:style-name="T2">, и уже эти функции использовать в </text:span><text:span text:style-name="T5">main</text:span><text:span text:style-name="T1">. <text:s text:c="2"/></text:span><text:span text:style-name="T2">Кроме того, имеет смысл поддерживать номер версии библиотеки (как это сделано, например, <text:s/>для библиотеки </text:span><text:span text:style-name="T4">WS</text:span><text:span text:style-name="T2">2_32.</text:span><text:span text:style-name="T4">DLL</text:span><text:span text:style-name="T2">, описанной в третьей главе). <text:s text:c="2"/></text:span></text:p>
      <text:p text:style-name="P2"/>
      <text:p text:style-name="P15"><text:span text:style-name="T2"><text:s/></text:span><text:span text:style-name="T1">7.9.9. Запуск обслуживающего потока из функции </text:span><text:span text:style-name="T2"><text:s/></text:span><text:span text:style-name="T5">DispatchServer</text:span></text:p>
      <text:p text:style-name="P1"/>
      <text:p text:style-name="P16"><text:span text:style-name="T1">Задание 15. </text:span><text:span text:style-name="T2">Удалите отладочный вывод из функции </text:span><text:span text:style-name="T5">DispatchServer</text:span><text:span text:style-name="T2">, реализованный в предшествующих заданиях</text:span><text:span text:style-name="T1">. </text:span><text:span text:style-name="T2">Используя <text:s/>импортированную из динамической библиотеки функцию</text:span><text:span text:style-name="T1"> </text:span><text:span text:style-name="T5">SSS</text:span><text:span text:style-name="T1">, </text:span><text:span text:style-name="T2">обеспечьте запуск обрабатывающего </text:span><text:soft-page-break/><text:span text:style-name="T2">потока соответствующего запросу клиента. Кроме того, обработайте неправильные запросы (не соответствующие таблице</text:span><text:span text:style-name="T1"> </text:span><text:span text:style-name="T5">TableService</text:span><text:span text:style-name="T1"> </text:span><text:span text:style-name="T2">и таблице 7.9.4). В случае неправильного запроса функция </text:span><text:span text:style-name="T5">DispatchServer</text:span><text:span text:style-name="T1"> </text:span><text:span text:style-name="T2">должна передать клиенту сообщение </text:span><text:span text:style-name="T6">ErrorInquiry</text:span><text:span text:style-name="T2">, разорвать соединение (выполнить функцию </text:span><text:span text:style-name="T5">closesocket</text:span><text:span text:style-name="T1">, </text:span><text:span text:style-name="T2">описанную в разделе 3.7 пособия) и сделать соответствующую отметку в элементе списка <text:s/></text:span><text:span text:style-name="T5">ListContact</text:span><text:span text:style-name="T1"> </text:span><text:span text:style-name="T2">(адрес элемента найден в результате сканирования списка </text:span><text:span text:style-name="T5">ListContact</text:span><text:span text:style-name="T2">, <text:s/>раздел 7.9.7). Кроме того возможен случай (об этом упоминалось выше в примечании), когда клиент задерживает отправку запроса после подключения – этот случай тоже требует отдельной обработки и соответствующей диагностики. <text:s/>Для отладки используйте программу </text:span><text:span text:style-name="T5">ClientT</text:span><text:span text:style-name="T2">, разработанную практической работе № 2. Внесите необходимые изменения в программу </text:span><text:span text:style-name="T5">ClientT</text:span><text:span text:style-name="T2"> для того, чтобы она в первом сообщении серверу передавала запрос (таблица <text:s/>7.9.4). Убедитесь, что </text:span><text:span text:style-name="T5">ConcurrentServer</text:span><text:span text:style-name="T2"> <text:s/>запускает обслуживающий поток для корректных запросов, а также <text:s/>отсылает сообщение <text:s/>и разрывает соединение в ответ на <text:s/>ошибочные <text:s/>запросы. <text:s text:c="2"/></text:span><text:span text:style-name="T1"><text:s text:c="2"/></text:span></text:p>
      <text:p text:style-name="P1"/>
      <text:p text:style-name="P15"><text:span text:style-name="T1">7.9.10. Реализация потока </text:span><text:span text:style-name="T5">GarbageCleaner</text:span></text:p>
      <text:p text:style-name="P1"/>
      <text:p text:style-name="P16"><text:span text:style-name="T1">Задание 16. </text:span><text:span text:style-name="T2">Поток </text:span><text:span text:style-name="T1"><text:s/></text:span><text:span text:style-name="T5">GarbageCleaner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сразу <text:s/>после запуска потока </text:span><text:span text:style-name="T5">DispatchServer</text:span><text:span text:style-name="T2">. В качестве параметра передаваемого в <text:s/>потоковую функцию <text:s/></text:span><text:span text:style-name="T5">GarbageCleaner</text:span><text:span text:style-name="T1"> </text:span><text:span text:style-name="T2"><text:s/>будем использовать адрес области памяти, в которой хранится команда управления, записанная туда потоком <text:s/></text:span><text:span text:style-name="T5">ConsolePipe</text:span><text:span text:style-name="T1"> </text:span><text:span text:style-name="T2">(эта область уже используется другими потоками). На этапе этого задания, по аналогии с заданием 6, зациклите вывод сообщения </text:span><text:span text:style-name="T6">GarbageCleaner</text:span><text:span text:style-name="T2">. <text:s/>Кроме того, обеспечьте доступ потока </text:span><text:span text:style-name="T6">GarbageCleaner</text:span><text:span text:style-name="T7"> </text:span><text:span text:style-name="T2"><text:s/>к списку </text:span><text:span text:style-name="T5">ListContact</text:span><text:span text:style-name="T2">. <text:s/>Следует помнить о необходимости применения <text:s/>функций </text:span><text:span text:style-name="T5">WaitForSingleObject</text:span><text:span text:style-name="T2"> <text:s/>и </text:span><text:span text:style-name="T5">CloseHandle</text:span><text:span text:style-name="T2">. Убедитесь, что поток создается</text:span><text:span text:style-name="T1"> </text:span><text:span text:style-name="T5">GarbageCleaner</text:span><text:span text:style-name="T2"> и работает.</text:span></text:p>
      <text:p text:style-name="P5"/>
      <text:p text:style-name="P16"><text:span text:style-name="T1">Задание 17. </text:span><text:span text:style-name="T2">Удалите <text:s/>отладочный вывод в функции </text:span><text:span text:style-name="T5">GarbageCleaner</text:span><text:span text:style-name="T1"> </text:span><text:span text:style-name="T2"><text:s/>и создайте цикл сканирования списка <text:s/></text:span><text:span text:style-name="T5">ListContact</text:span><text:span text:style-name="T2">. </text:span><text:span text:style-name="T1"><text:s/></text:span><text:span text:style-name="T2">Функция </text:span><text:span text:style-name="T5">GarbageCleaner</text:span><text:span text:style-name="T1"> </text:span><text:span text:style-name="T2">должна выявлять неиспользуемые (об этом есть соответствующая отметка, сделанная потоком</text:span><text:span text:style-name="T1"> </text:span><text:span text:style-name="T5">DispatchServer</text:span><text:span text:style-name="T1"> </text:span><text:span text:style-name="T2">или обслуживающим сервером) элементы списка </text:span><text:span text:style-name="T5">ListContact</text:span><text:span text:style-name="T2">. Запустите сервер </text:span><text:span text:style-name="T5">ConcurrentServer</text:span><text:span text:style-name="T2"> <text:s/>и обеспечьте подсоединение к нему <text:s/>одного клиента. Убедитесь с помощью отладчика, что поток <text:s/></text:span><text:span text:style-name="T5">GarbageCleaner</text:span><text:span text:style-name="T1"> </text:span><text:span text:style-name="T2">удаляет неиспользуемые элементы списка </text:span><text:span text:style-name="T5">ListContact</text:span><text:span text:style-name="T1"> </text:span><text:span text:style-name="T2">в случае успешного обслуживания клиента, в случае выдачи клиентом неправильного запроса, а также, если <text:s/>клиент завершился аварийно во время сеанса связи. В последнем случае может потребоваться доработка функции </text:span><text:span text:style-name="T5">EchoServer</text:span><text:span text:style-name="T2">. <text:s/></text:span></text:p>
      <text:p text:style-name="P1"/>
      <text:p text:style-name="P16"><text:soft-page-break/><text:span text:style-name="T1">Примечание. </text:span><text:span text:style-name="T2">Такой алгоритм работы потока </text:span><text:span text:style-name="T5">GarbageCleaner</text:span><text:span text:style-name="T1"> </text:span><text:span text:style-name="T2">не является оптимальным, т.к. не рационально используется ценный <text:s/>ресурс процессора. Для исправления <text:s/>этого недостатка, <text:s/>можно использовать функцию </text:span><text:span text:style-name="T5">Sleep</text:span><text:span text:style-name="T1"> (</text:span><text:span text:style-name="T2">раздел 6.4</text:span><text:span text:style-name="T1">)</text:span><text:span text:style-name="T2"> внутри цикла сканирования для организации задержки (освобождения ресурса), а интервал времени задержки можно параметризировать. Другой способ устранения нерационального использования процессорного времени, основанный на назначении приоритетов, будет предложен в следующих заданиях <text:s text:c="6"/></text:span></text:p>
      <text:p text:style-name="P1"/>
      <text:p text:style-name="P15"><text:span text:style-name="T1">7.9.11. Синхронизация потоков </text:span><text:span text:style-name="T5">AcceptServer</text:span><text:span text:style-name="T1"> и </text:span><text:span text:style-name="T5">GarbageCleaner</text:span><text:span text:style-name="T1"> <text:s/></text:span></text:p>
      <text:p text:style-name="P1"/>
      <text:p text:style-name="P16"><text:span text:style-name="T1">Задание 18. </text:span><text:span text:style-name="T2">Ознакомьтесь со схемой применения механизма критических секций, приведенной в разделе 6.5 пособия. Критическим ресурсом в сервере <text:s text:c="2"/></text:span><text:span text:style-name="T5">ConcurrentServer</text:span><text:span text:style-name="T2"> <text:s text:c="2"/>является список <text:s/></text:span><text:span text:style-name="T5">ListContact</text:span><text:span text:style-name="T2">: одновременное удаление (поток </text:span><text:span text:style-name="T5">GarbageCleaner</text:span><text:span text:style-name="T2">) и добавление (поток</text:span><text:span text:style-name="T1"> </text:span><text:span text:style-name="T5">AcceptServer</text:span><text:span text:style-name="T2">) элементов списка может привести к его разрушению. Используйте механизм критических секций (раздел 6.5 пособия) для синхронизации потоков <text:s text:c="2"/></text:span><text:span text:style-name="T5">AcceptServer</text:span><text:span text:style-name="T1"> </text:span><text:span text:style-name="T2">и</text:span><text:span text:style-name="T1"> </text:span><text:span text:style-name="T5">GarbageCleaner</text:span><text:span text:style-name="T2">.</text:span><text:span text:style-name="T1"> <text:s/></text:span><text:span text:style-name="T2">Убедитесь в работоспособности сервера, при интенсивных подключениях и отключениях нескольких клиентов одновременно. Разработайте на базе программы </text:span><text:span text:style-name="T5">ClentT</text:span><text:span text:style-name="T2">,</text:span><text:span text:style-name="T1"> </text:span><text:span text:style-name="T2"><text:s/>новую программу клиента </text:span><text:span text:style-name="T5">ClientTy</text:span><text:span text:style-name="T2">, осуществляющую в цикле подключение к серверу <text:s/>и отключение. Используйте эту программу для тестирования сервера. <text:s text:c="3"/></text:span><text:span text:style-name="T1"><text:s text:c="2"/></text:span><text:span text:style-name="T2"><text:s text:c="3"/></text:span></text:p>
      <text:p text:style-name="P6"/>
      <text:p text:style-name="P15"><text:span text:style-name="T1">7.9.12. Синхронизация потока </text:span><text:span text:style-name="T5">AcceptServer</text:span><text:span text:style-name="T1"> и обслуживающих потоков <text:s text:c="2"/></text:span></text:p>
      <text:p text:style-name="P1"/>
      <text:p text:style-name="P16"><text:span text:style-name="T1">Задание 19. </text:span><text:span text:style-name="T2">Ознакомьтесь со схемой использования <text:s/>механизма асинхронного вызова процедур, приведенной в разделе 6.6 пособия. Обеспечьте вывод сообщений на консоль сервера в рамках потока </text:span><text:span text:style-name="T5">AcceptServer</text:span><text:span text:style-name="T2"> о старте и завершении работы обслуживающего потока с помощью механизма асинхронных процедур. <text:s/>Выводимое на консоль сообщение должно содержать наименование обслуживающего сервера, а также дата и время начала и завершения <text:s/>его работы <text:s text:c="2"/>(с функциями для работы с системным временем можно ознакомиться в <text:s/>[13,14]). В параметрах функции </text:span><text:span text:style-name="T5">QueueUserAPC</text:span><text:span text:style-name="T2"> <text:s/>(раздел 6.6) используется дескриптор потока исполняющего асинхронную процедуру. В нашем случае – это поток </text:span><text:span text:style-name="T5">AcceptServer</text:span><text:span text:style-name="T2">. Рекомендуется при вызове асинхронных процедур, в качестве параметра указывать адрес соответствующего элемента списка</text:span><text:span text:style-name="T1"> </text:span><text:span text:style-name="T5">ListContact</text:span><text:span text:style-name="T2">. <text:s text:c="2"/>Обслуживающий поток должен иметь доступ к этому дескриптору. Следует обратить внимание на <text:s/>второй параметр функции </text:span><text:span text:style-name="T5">SleepE</text:span><text:span text:style-name="T1">х</text:span><text:span text:style-name="T2"> (раздел 6.6), <text:s/>которая будет использоваться в функции </text:span><text:span text:style-name="T5">AcceptServer</text:span><text:span text:style-name="T1"> </text:span><text:span text:style-name="T2"><text:s/>для запуска асинхронных процедур. Значение этого параметра должно быть </text:span><text:span text:style-name="T5">TRUE</text:span><text:span text:style-name="T2">. Значение первого параметра функции </text:span><text:span text:style-name="T5">SleepE</text:span><text:span text:style-name="T1">х <text:s/></text:span><text:span text:style-name="T2">рекомендуется установить в нуль. Убедитесь в работоспособности сервера при обслуживании нескольких клиентов одновременно. <text:s text:c="2"/></text:span></text:p>
      <text:p text:style-name="P1"><text:soft-page-break/></text:p>
      <text:p text:style-name="P16"><text:span text:style-name="T1">Примечание.</text:span><text:span text:style-name="T2"> Полезной была бы разработка функции инкапсулирующую функцию <text:s/></text:span><text:span text:style-name="T5">QueueUserAPC</text:span><text:span text:style-name="T2">. <text:s/>Процесс разработки обслуживающих серверов должен сопровождаться разработкой <text:s/>технологией и <text:s/>соответствующего <text:s/></text:span><text:span text:style-name="T4">API</text:span><text:span text:style-name="T2">, <text:s/>упрощающие разработку <text:s/>новых обслуживающих серверов. <text:s text:c="3"/></text:span></text:p>
      <text:p text:style-name="P1"/>
      <text:p text:style-name="P6">7.9.13. Предупреждение зацикливания <text:s/>обслуживающих потоков </text:p>
      <text:p text:style-name="P6"/>
      <text:p text:style-name="P15"><text:span text:style-name="T1"><text:s/><text:tab/> Задание 20. </text:span><text:span text:style-name="T2">Ознакомьтесь со схемой использования <text:s/>ожидающего таймера, приведенной в <text:s/>разделе 6.7. Обеспечьте создание в функции </text:span><text:span text:style-name="T5">DispatchServer</text:span><text:span text:style-name="T2"> для каждого запускаемого обслуживающего сервера ожидающий таймер, отслеживающего максимальное время работы обслуживающего сервера. Установите значение ожидающего таймера так, чтобы он переходил в сигнальное состояние через одну <text:s/>минуту после запуска обслуживающего сервера (т.е. одна минута – это максимально допустимое время работы обслуживающего сервера). Дескриптор ожидающего таймера рекомендуется <text:s/>создать в соответствующем <text:s/>элементе списка <text:s text:c="2"/></text:span><text:span text:style-name="T5">ListContact</text:span><text:span text:style-name="T2">.</text:span><text:span text:style-name="T1"> <text:s/></text:span><text:span text:style-name="T2">Если обслуживающий сервер, завершает свою работу до истечения <text:s/>установленного максимального интервала его работы, то ожидающий таймер должен быть отменен с помощью функции </text:span><text:span text:style-name="T5">CancelWaitableTimer</text:span><text:span text:style-name="T2"> (раздел 6.7). Отмену таймера рекомендуется выполнить в асинхронной процедуре, разработанной для вывода сообщения о завершении работы <text:s/>обслуживающего потока (раздел 7.9.12). Если же таймер срабатывает (обслуживающий поток работает более установленного максимального интервала времени), следует предпринять действия по завершению потока. Используйте процедуру завершения ожидающего таймера, которая помещается в очередь асинхронных процедур потока, создавшего ожидающий таймер (раздел 6.7). Рекомендуется в качестве параметра этой процедуры использовать адрес соответствующего <text:s/>элемента списка </text:span><text:span text:style-name="T5">ListContact</text:span><text:span text:style-name="T2">. Запуск этой процедуры можно осуществить (как и в предыдущем задании) с помощью функции </text:span><text:span text:style-name="T5">SleepEx</text:span><text:span text:style-name="T2">. В самой процедуре завершения ожидающего таймера уже можно завершить зациклившийся поток с помощью функции </text:span><text:span text:style-name="T5">TeminateThread</text:span><text:span text:style-name="T1"> (</text:span><text:span text:style-name="T2">раздел 6.4</text:span><text:span text:style-name="T1">). <text:s/></text:span><text:span text:style-name="T2"><text:s text:c="6"/>Внесите изменения в программу клиента </text:span><text:span text:style-name="T5">ClientT</text:span><text:span text:style-name="T2">, созданную в предыдущих заданиях для тестирования, чтобы она осуществляла обмен данными с сервером заведомо больше времени, чем одна минута и используйте эту программу для тестирования. Убедитесь в работоспособности созданного механизма предупреждения зацикливания обслуживающих потоков. <text:s text:c="5"/></text:span></text:p>
      <text:p text:style-name="P2"/>
      <text:p text:style-name="P15"><text:span text:style-name="T2"><text:tab/></text:span><text:span text:style-name="T1">Примечание</text:span><text:span text:style-name="T2">. <text:s/>Применение функции </text:span><text:span text:style-name="T5">TeminateThread</text:span><text:span text:style-name="T1"> </text:span><text:span text:style-name="T2"><text:s/>может привести к проблемам в работе сервера. Дело в том, что такое завершение потока не гарантирует корректного освобождения всех используемых потоком ресурсов. Правильнее было бы использовать специальное </text:span><text:span text:style-name="T4">API</text:span><text:span text:style-name="T2"> обслуживающих серверов </text:span><text:soft-page-break/><text:span text:style-name="T2">(это уже обсуждалось в примечаниях выше), которое бы могло корректно завершать работу потока. <text:s text:c="2"/></text:span></text:p>
      <text:p text:style-name="P2"/>
      <text:p text:style-name="P15"><text:span text:style-name="T1">7.9.14. Синхронизация потоков </text:span><text:span text:style-name="T5">AcceptServer</text:span><text:span text:style-name="T1"> и <text:s/></text:span><text:span text:style-name="T5">DispatchServer</text:span><text:span text:style-name="T1"> </text:span></text:p>
      <text:p text:style-name="P1"><text:s text:c="2"/></text:p>
      <text:p text:style-name="P16"><text:span text:style-name="T1">Задание 21. </text:span><text:span text:style-name="T2">Поток </text:span><text:span text:style-name="T1"><text:s/></text:span><text:span text:style-name="T5">DispatchServer</text:span><text:span text:style-name="T1"> </text:span><text:span text:style-name="T2">постоянно</text:span><text:span text:style-name="T1"> </text:span><text:span text:style-name="T2">сканирует список <text:s/></text:span><text:span text:style-name="T5">ListContact</text:span><text:span text:style-name="T2"> в поиске подключившегося, но не получившего обслуживания клиентского подключения. Очевидно, что сканировать список, нужно только после того, как осуществится очередное подключение в потоке </text:span><text:span text:style-name="T5">AcceptServer</text:span><text:span text:style-name="T2">. Ознакомьтесь с принципами применения <text:s/>механизмом событий, изложенными в разделе 6.12 пособия. Примените этот механизм для синхронизации <text:s/>потоков </text:span><text:span text:style-name="T1"><text:s/></text:span><text:span text:style-name="T5">AcceptServer</text:span><text:span text:style-name="T1"> </text:span><text:span text:style-name="T2">и</text:span><text:span text:style-name="T1"> <text:s/></text:span><text:span text:style-name="T5">DispatchServer</text:span><text:span text:style-name="T2">. <text:s/>Событие <text:s/>должно быть создано <text:s/>в потоке </text:span><text:span text:style-name="T5">AcceptServer</text:span><text:span text:style-name="T2">, а момент его наступления должен контролироваться <text:s/>в потоке </text:span><text:span text:style-name="T5">DispatchServer</text:span><text:span text:style-name="T2">.</text:span><text:span text:style-name="T1"> </text:span><text:span text:style-name="T2"><text:s text:c="2"/>Наступление события должно соответствовать подключению очередного клиента в потоке </text:span><text:span text:style-name="T5">DispatchServer</text:span><text:span text:style-name="T2">. <text:s/></text:span></text:p>
      <text:p text:style-name="P1"/>
      <text:p text:style-name="P15"><text:span text:style-name="T1">7.9.15. Реализация потока </text:span><text:span text:style-name="T5">ConsolePipe</text:span><text:span text:style-name="T1"> </text:span></text:p>
      <text:p text:style-name="P16"><text:span text:style-name="T2"><text:s text:c="2"/></text:span><text:span text:style-name="T1"><text:s/></text:span></text:p>
      <text:p text:style-name="P16"><text:span text:style-name="T1">Задание 22. </text:span><text:span text:style-name="T2">Поток </text:span><text:span text:style-name="T1"><text:s/></text:span><text:span text:style-name="T5">ConsolePipe</text:span><text:span text:style-name="T1"> </text:span><text:span text:style-name="T2">должен создаваться и запускаться <text:s/>в функции <text:s text:c="2"/></text:span><text:span text:style-name="T5">main</text:span><text:span text:style-name="T1"> – </text:span><text:span text:style-name="T2">после запуска потоков <text:s/></text:span><text:span text:style-name="T5">AcceptServer</text:span><text:span text:style-name="T1">, </text:span><text:span text:style-name="T2"><text:s/></text:span><text:span text:style-name="T5">DispatchServer</text:span><text:span text:style-name="T1"> </text:span><text:span text:style-name="T2"><text:s/>и </text:span><text:span text:style-name="T1"><text:s/></text:span><text:span text:style-name="T5">GarbageCleaner</text:span><text:span text:style-name="T2">. Как уже описывалось выше, основным назначением этого потока является <text:s/>ввод команд управления, введенных оператором удаленной консоли </text:span><text:span text:style-name="T5">RConsole</text:span><text:span text:style-name="T1">, </text:span><text:span text:style-name="T2"><text:s/>а также вывод на консоль </text:span><text:span text:style-name="T5">RConsole</text:span><text:span text:style-name="T1"> </text:span><text:span text:style-name="T2"><text:s/>простейших диагностических сообщений. При этом предполагается, что обмен информацией <text:s/>между </text:span><text:span text:style-name="T5">ConsolePipe</text:span><text:span text:style-name="T2"> <text:s/>и </text:span><text:span text:style-name="T5">RConsole</text:span><text:span text:style-name="T1"> </text:span><text:span text:style-name="T2"><text:s/>будет происходить по именованному каналу. Полученную от удаленной <text:s/>консоли <text:s/>команду функция <text:s/></text:span><text:span text:style-name="T5">ConsolePipe</text:span><text:span text:style-name="T1"> </text:span><text:span text:style-name="T2">должна в коды команд <text:s/>понятные <text:s/>потокам-получателям <text:s/></text:span><text:span text:style-name="T5">AcceptServer</text:span><text:span text:style-name="T1">, </text:span><text:span text:style-name="T2"><text:s/></text:span><text:span text:style-name="T1"><text:s/></text:span><text:span text:style-name="T2"><text:s/></text:span><text:span text:style-name="T5">DispatchServer</text:span><text:span text:style-name="T1">, <text:s/></text:span><text:span text:style-name="T2"><text:s/></text:span><text:span text:style-name="T5">GarbageCleaner</text:span><text:span text:style-name="T1"> </text:span><text:span text:style-name="T2"><text:s/>и <text:s/>помещена в общую для этих потоков область памяти (об этом уже говорилось выше). Поток-получатель команды управления, <text:s/>после считывания команды из общей памяти, должен поместить туда код служебной команды </text:span><text:span text:style-name="T5">getcommand</text:span><text:span text:style-name="T2">. <text:s/>Поток </text:span><text:span text:style-name="T5">ConsolePipe</text:span><text:span text:style-name="T1"> </text:span><text:span text:style-name="T2">циклически <text:s/>проверяет общую область памяти потоков, <text:s text:c="3"/>и после получения <text:s text:c="4"/>команды <text:s/></text:span><text:span text:style-name="T5">getcommand</text:span><text:span text:style-name="T1"> </text:span><text:span text:style-name="T2"><text:s text:c="2"/>запрашивает следующую команду управления сервером. По аналогии с другими потоками, общую память для хранения команд, следует передать потоку <text:s/></text:span><text:span text:style-name="T5">ConsolePipe</text:span><text:span text:style-name="T1"> </text:span><text:span text:style-name="T2"><text:s/>при запуске в параметре потоковой функции. Ознакомьтесь с принципами <text:s/>организации обмена данными <text:s/>по именованному каналу, описанными в четвертой главе пособия. <text:s/>Разработайте потоковую функцию </text:span><text:span text:style-name="T5">ConsolePipe</text:span><text:span text:style-name="T1">, </text:span><text:span text:style-name="T2">позволяющую вводить команды управления </text:span><text:span text:style-name="T5">start</text:span><text:span text:style-name="T2"> и </text:span><text:span text:style-name="T5">stop</text:span><text:span text:style-name="T1"> (</text:span><text:span text:style-name="T2">таблица 7.9.3</text:span><text:span text:style-name="T1">)</text:span><text:span text:style-name="T2">. При получении этих команд, выведите диагностирующие сообщения на экран консоли сервера. <text:s/>Используйте результаты практической работы № 6. <text:s/>Символическое имя канала должно быть передано, как параметр функции </text:span><text:span text:style-name="T5">main</text:span><text:span text:style-name="T2"> (это будет третий параметр функции </text:span><text:span text:style-name="T5">main</text:span><text:span text:style-name="T2">, первые два: номер порта и <text:s/>имя файла динамической библиотеки). Используйте для отладки </text:span><text:soft-page-break/><text:span text:style-name="T2">программу </text:span><text:span text:style-name="T5">CllientNP</text:span><text:span text:style-name="T2">, разработанную в практической работе № 6. Убедитесь в том, что сервер реагирует на команды </text:span><text:span text:style-name="T1"><text:s/></text:span><text:span text:style-name="T5">start</text:span><text:span text:style-name="T2"> и </text:span><text:span text:style-name="T5">stop</text:span><text:span text:style-name="T1"> (</text:span><text:span text:style-name="T2">на экране консоли сервера <text:s/>должны быть соответствующие диагностические сообщения).</text:span><text:span text:style-name="T1"> </text:span><text:span text:style-name="T2"><text:s/></text:span></text:p>
      <text:p text:style-name="P5"/>
      <text:p text:style-name="P19"><text:span text:style-name="T1">Задание 23. </text:span><text:span text:style-name="T2"><text:s/>Доработайте функцию </text:span><text:span text:style-name="T5">ConsolePipe</text:span><text:span text:style-name="T1"> </text:span><text:span text:style-name="T2">таким образом, чтобы она могла принимать и обрабатывать все возможные команды, приведенные в таблице 7.9.3. Если код пересланной команды является корректным, обеспечьте отправку в адрес удаленной консоли (пока ее функцию выполняет программа</text:span><text:span text:style-name="T1"> </text:span><text:span text:style-name="T5">CllientNP</text:span><text:span text:style-name="T2">) это же код, в ином случае оправьте сообщение </text:span><text:span text:style-name="T6">nocmd</text:span><text:span text:style-name="T2">. <text:s/>Убедитесь в работоспособности функции </text:span><text:span text:style-name="T5">ConsolePipe</text:span><text:span text:style-name="T2">.</text:span></text:p>
      <text:p text:style-name="P14"><text:s/></text:p>
      <text:p text:style-name="P15"><text:span text:style-name="T1">7.9.16. <text:s/>Обработка команд управления в потоке </text:span><text:span text:style-name="T5">AcceptServer</text:span></text:p>
      <text:p text:style-name="P13"/>
      <text:p text:style-name="P16"><text:span text:style-name="T1">Задание 24. </text:span><text:span text:style-name="T2"><text:s/>Для обработки команд управления в рамках потока </text:span><text:span text:style-name="T5">AcceptServer</text:span><text:span text:style-name="T1"> <text:s/></text:span><text:span text:style-name="T2">предусмотрена специальная функция </text:span><text:span text:style-name="T5">CommandsCycle</text:span><text:span text:style-name="T1"> (</text:span><text:span text:style-name="T2">или ее аналог</text:span><text:span text:style-name="T1">), </text:span><text:span text:style-name="T2"><text:s/>которая уже рассматривалась в разделе 7.9.6. Доработайте эту функцию так, чтобы она <text:s/>реализовывала выполнение всех команд управления, приведенных в таблице 7.9.3, кроме команды </text:span><text:span text:style-name="T5">statistics</text:span><text:span text:style-name="T2">. Убедитесь, что сервер выполняет все вводимые команды управления. </text:span></text:p>
      <text:p text:style-name="P1"/>
      <text:p text:style-name="P1"/>
      <text:p text:style-name="P15"><text:span text:style-name="T1">7.9.17. <text:s/>Сбор <text:s/>и вывод статистических <text:s/>данных</text:span><text:span text:style-name="T2"> </text:span><text:span text:style-name="T1">о работе сервера</text:span><text:span text:style-name="T2"> </text:span></text:p>
      <text:p text:style-name="P2"/>
      <text:p text:style-name="P16"><text:span text:style-name="T1">Задание 25. </text:span><text:span text:style-name="T2">Сервер </text:span><text:span text:style-name="T5">ConcurrentServer</text:span><text:span text:style-name="T1"> <text:s/></text:span><text:span text:style-name="T2">должен <text:s/>поддерживать следующую <text:s/>статистику: общее количество подключений с начала работы сервера, общее количество отказов в обслуживании (по всему спектру причин суммарно) за все время работы сервера, количество подсоединений <text:s/>которые завершились успешно, <text:s/>количество активных подключений на момент запроса. Создайте необходимые переменные-счетчики, в которых будет <text:s/>отражаться данные статистики. Определите программные компоненты сервера, которые <text:s/>должны участвовать в сборе статистики. Так как эти компоненты работают асинхронно, используете для изменения значений переменных-счетчиков <text:s/>механизм атомарных операций, описанный в разделе 6.8. пособия. <text:s/>Реализуйте выполнение команды <text:s/>управления <text:s/></text:span><text:span text:style-name="T5">statistics</text:span><text:span text:style-name="T2">. Убедитесь в корректном <text:s/>подсчете статистики. <text:s text:c="4"/></text:span></text:p>
      <text:p text:style-name="P1"/>
      <text:p text:style-name="P15"><text:span text:style-name="T1">7.9.18. <text:s/>Разработка обслуживающих потоков </text:span><text:span text:style-name="T2"><text:s/></text:span></text:p>
      <text:p text:style-name="P1"><text:s/></text:p>
      <text:p text:style-name="P16"><text:span text:style-name="T1">Задание 26. <text:s/></text:span><text:span text:style-name="T2">До сих пор для отладки сервера использовался только один обслуживающий <text:s/>поток </text:span><text:span text:style-name="T5">EchoServer</text:span><text:span text:style-name="T2">, <text:s/>который подключался для всех возможных запросов (таблица 7.9.4). Проанализируйте структуру <text:s/>функций обслуживающих потоков и разработайте <text:s text:c="2"/>спецификацию потоковой функции обслуживающего потока. Разработайте <text:s/></text:span><text:span text:style-name="T4">API</text:span><text:span text:style-name="T2">, которое бы инкапсулировало все функции </text:span><text:span text:style-name="T4">Windows</text:span><text:span text:style-name="T2"> </text:span><text:span text:style-name="T4">API</text:span><text:span text:style-name="T2"> </text:span><text:soft-page-break/><text:span text:style-name="T2">и </text:span><text:span text:style-name="T4">Winsock</text:span><text:span text:style-name="T2">2 </text:span><text:span text:style-name="T4">API</text:span><text:span text:style-name="T2">. Используя разработанную спецификацию и применив </text:span><text:span text:style-name="T4">API</text:span><text:span text:style-name="T2"> обслуживающего потока, <text:s/>реализуйте все потоковые функции обслуживающих потоков в соответствии с <text:s text:c="22"/>таблицей 7.9.4 в рамках динамической библиотеки <text:s/>и откорректируйте таблицу <text:s/></text:span><text:span text:style-name="T5">TableService</text:span><text:span text:style-name="T1">. </text:span><text:span text:style-name="T2">Убедитесь в работоспособности сервера. <text:s text:c="3"/></text:span></text:p>
      <text:p text:style-name="P6"/>
      <text:p text:style-name="P15"><text:span text:style-name="T1">7.9.19. <text:s/>Навигация сервера в локальной сети <text:s/></text:span><text:span text:style-name="T2"><text:s/></text:span></text:p>
      <text:p text:style-name="P1"/>
      <text:p text:style-name="P16"><text:span text:style-name="T1">Задание 27. <text:s text:c="2"/></text:span><text:span text:style-name="T2">Доработайте </text:span><text:span text:style-name="T1"><text:s/></text:span><text:span text:style-name="T2">функции </text:span><text:span text:style-name="T1"><text:s text:c="2"/></text:span><text:span text:style-name="T5">GetRequestFromClient</text:span><text:span text:style-name="T1"> </text:span><text:span text:style-name="T2">и </text:span><text:span text:style-name="T5">PutAnswerToClient</text:span><text:span text:style-name="T1"> </text:span><text:span text:style-name="T2"><text:s/>разработанные <text:s/>в практической работе № 4 для того, чтобы <text:s/>исправить <text:s/>отмеченные в примечании к разделу 7.5.5 недостатки. Используйте режим работы сокета без блокировки (раздел 6.9 пособия). Проверьте работоспособность функций в рамках распределенного приложения </text:span><text:span text:style-name="T5">ClientB</text:span><text:span text:style-name="T1">-</text:span><text:span text:style-name="T5">ServerB</text:span><text:span text:style-name="T2">, разработанного в практической работе № 4. </text:span><text:span text:style-name="T1"><text:s text:c="2"/></text:span><text:span text:style-name="T2"><text:s text:c="2"/></text:span><text:span text:style-name="T1"><text:s text:c="11"/></text:span></text:p>
      <text:p text:style-name="P5"/>
      <text:p text:style-name="P16"><text:span text:style-name="T1">Задание 28. <text:s/></text:span><text:span text:style-name="T2">Реализуйте новый поток (потоковую функцию) <text:s/></text:span><text:span text:style-name="T5">ResponseServer </text:span><text:span text:style-name="T4"><text:s/></text:span><text:span text:style-name="T2">в</text:span><text:span text:style-name="T4"> </text:span><text:span text:style-name="T2">рамках</text:span><text:span text:style-name="T4"> </text:span><text:span text:style-name="T2">сервера</text:span><text:span text:style-name="T4"> </text:span><text:span text:style-name="T5">ConcurrentServer</text:span><text:span text:style-name="T4">.</text:span><text:span text:style-name="T5"> <text:s/></text:span><text:span text:style-name="T2">Поток</text:span><text:span text:style-name="T1"> </text:span><text:span text:style-name="T2"><text:s/>должен быть <text:s text:c="3"/>создан <text:s/>и запущен <text:s/>в функции </text:span><text:span text:style-name="T5">main</text:span><text:span text:style-name="T2"> сервера и предназначен для <text:s/>приема <text:s/>позывного <text:s/>на широковещательные запросы клиента, предназначенные для поиска сервера в локальной сети. Кроме того поток </text:span><text:span text:style-name="T5">ResponseServer</text:span><text:span text:style-name="T1"> </text:span><text:span text:style-name="T2">должен</text:span><text:span text:style-name="T1"> </text:span><text:span text:style-name="T2">сформировать ответ: приглашение для подключения. <text:s/>Используйте программу</text:span><text:span text:style-name="T1"> </text:span><text:span text:style-name="T5">ServerB</text:span><text:span text:style-name="T2"> (практическая работа № 4) <text:s/>и доработанные <text:s text:c="2"/>в предыдущем задании функции <text:s/></text:span><text:span text:style-name="T5">GetRequestFromClient</text:span><text:span text:style-name="T1"> <text:s/></text:span><text:span text:style-name="T2">и</text:span><text:span text:style-name="T1"> </text:span><text:span text:style-name="T5">PutAnswerToClient</text:span><text:span text:style-name="T2">. <text:s text:c="2"/>Позывной сервера и номер <text:s/></text:span><text:span text:style-name="T4">UDP</text:span><text:span text:style-name="T2">-порта для приема широковещательных сообщений следует сделать параметрами сервера. Продумайте и реализуйте механизмы управления потоком </text:span><text:span text:style-name="T5">ResponseServer</text:span><text:span text:style-name="T2">. Используйте программу <text:s/></text:span><text:span text:style-name="T5">ClientB</text:span><text:span text:style-name="T2"> <text:s/>для проверки работоспособности потока <text:s text:c="2"/></text:span><text:span text:style-name="T5">ResponseServer</text:span><text:span text:style-name="T2">. <text:s text:c="4"/></text:span></text:p>
      <text:p text:style-name="P16"><text:span text:style-name="T2"><text:s/></text:span><text:span text:style-name="T1"><text:s text:c="2"/></text:span></text:p>
      <text:p text:style-name="P15"><text:span text:style-name="T1">7.9.20. <text:s/>Установка приоритетов потоков сервера <text:s/></text:span><text:span text:style-name="T2"><text:s/></text:span></text:p>
      <text:p text:style-name="P1"/>
      <text:p text:style-name="P16"><text:span text:style-name="T1">Задание 29. </text:span><text:span text:style-name="T2">Ознакомьтесь с принципами использования системы приоритетов в операционной системе </text:span><text:span text:style-name="T4">Windows</text:span><text:span text:style-name="T2">, описанными в разделе 6.10 пособия. Установите приоритеты для потоков <text:s/></text:span><text:span text:style-name="T5">AcceptServer</text:span><text:span text:style-name="T2">, <text:s/></text:span><text:span text:style-name="T5">DispatchServer</text:span><text:span text:style-name="T2">, </text:span><text:span text:style-name="T1"><text:s/></text:span><text:span text:style-name="T5">ConsolePipe</text:span><text:span text:style-name="T2">, </text:span><text:span text:style-name="T5">GarbageCleaner</text:span><text:span text:style-name="T2">,</text:span><text:span text:style-name="T1"> </text:span><text:span text:style-name="T5">ResponseServer</text:span><text:span text:style-name="T1"> </text:span><text:span text:style-name="T2">и для обслуживающих потоков. Убедитесь в работоспособности сервера <text:s/></text:span><text:span text:style-name="T5">ConcurrentServer</text:span><text:span text:style-name="T2">. </text:span></text:p>
      <text:p text:style-name="P5"/>
      <text:p text:style-name="P16"><text:span text:style-name="T1">Задание 30. </text:span><text:span text:style-name="T2">Предложите методы динамического назначения приоритетов для потоков сервера, позволяющие управлять производительностью сервера </text:span><text:span text:style-name="T5">ConncurrentServer</text:span><text:span text:style-name="T2">. </text:span></text:p>
      <text:p text:style-name="P10"/>
      <text:p text:style-name="P10"/>
      <text:p text:style-name="P8">7.10. Практическая работа № 9. Разработка клиента <text:s text:c="3"/>параллельного</text:p>
      <text:p text:style-name="P8"><text:soft-page-break/><text:s text:c="9"/>сервера <text:s text:c="5"/></text:p>
      <text:p text:style-name="P8"/>
      <text:p text:style-name="P18"><text:span text:style-name="T1">7.</text:span><text:span text:style-name="T5">10</text:span><text:span text:style-name="T1">.1. Цель <text:s/>и задачи работы <text:s text:c="2"/></text:span></text:p>
      <text:p text:style-name="P15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проектирования <text:s/></text:span><text:span text:style-name="T4">API</text:span><text:span text:style-name="T2"> <text:s/>и разработки на его основе программы – <text:s/>клиента <text:s/>параллельного сервера. <text:s text:c="2"/></text:span></text:p>
      <text:p text:style-name="P15"><text:span text:style-name="T2"><text:s text:c="2"/><text:tab/>Результатом практической работы <text:s/>является <text:s/>разработанный набор функций (</text:span><text:span text:style-name="T4">API</text:span><text:span text:style-name="T2">), <text:s/>предназначенный <text:s text:c="2"/>для разработки клиентских <text:s/>программ взаимодействующих с сервером </text:span><text:span text:style-name="T5">ConncurrentServer</text:span><text:span text:style-name="T1"> </text:span><text:span text:style-name="T2">. <text:s text:c="3"/></text:span></text:p>
      <text:p text:style-name="P2"/>
      <text:p text:style-name="P15"><text:span text:style-name="T1">7.</text:span><text:span text:style-name="T5">10</text:span><text:span text:style-name="T1">.2. Теоретические сведения</text:span>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10"/>
      <text:p text:style-name="P10"/>
      <text:p text:style-name="P15"><text:span text:style-name="T1">7.10.3. Разработка </text:span><text:span text:style-name="T5">API</text:span><text:span text:style-name="T1"> клиента </text:span></text:p>
      <text:p text:style-name="P5"/>
      <text:p text:style-name="P16"><text:span text:style-name="T1">Задание 1. </text:span><text:span text:style-name="T2">Разработайте спецификацию (протокол), определяющую принципы взаимодействия <text:s/>клиентских программ с сервером </text:span><text:span text:style-name="T1"><text:s/></text:span><text:span text:style-name="T5">ConncurrentServer</text:span><text:span text:style-name="T2">. Разработай </text:span><text:span text:style-name="T4">API</text:span><text:span text:style-name="T2"> предназначенный для использования на стороне клиента и инкапсулирующий <text:s/>все детали взаимодействия клиента с сервером. </text:span></text:p>
      <text:p text:style-name="P1"/>
      <text:p text:style-name="P6">7.10.4. Разработка клиентских приложений <text:s/></text:p>
      <text:p text:style-name="P5"/>
      <text:p text:style-name="P16"><text:span text:style-name="T1">Задание 2. </text:span><text:span text:style-name="T2">Доработайте </text:span><text:span text:style-name="T1"><text:s/></text:span><text:span text:style-name="T2">функцию </text:span><text:span text:style-name="T1"><text:s text:c="2"/></text:span><text:span text:style-name="T5">GetServer</text:span><text:span text:style-name="T1"> </text:span><text:span text:style-name="T2"><text:s/>разработанную в практической работе № 4 для того, чтобы <text:s/>исправить <text:s/>отмеченные в примечании к разделу 7.5.5 недостатки. Используйте режим работы сокета без блокировки (раздел 6.9 пособия). Проверьте работоспособность функции в рамках распределенного приложения </text:span><text:span text:style-name="T5">ClientB</text:span><text:span text:style-name="T1">-</text:span><text:span text:style-name="T5">ServerB</text:span><text:span text:style-name="T2">, разработанного в практической работе № 4. </text:span><text:span text:style-name="T1"><text:s text:c="2"/></text:span><text:span text:style-name="T2">Включите функцию </text:span><text:span text:style-name="T5">GetServer</text:span><text:span text:style-name="T1"> </text:span><text:span text:style-name="T2"><text:s/>в состав </text:span><text:span text:style-name="T4">API</text:span><text:span text:style-name="T2"> клиента. <text:s text:c="3"/></text:span><text:span text:style-name="T1"><text:s text:c="11"/></text:span></text:p>
      <text:p text:style-name="P1"/>
      <text:p text:style-name="P16"><text:span text:style-name="T2"><text:s/></text:span><text:span text:style-name="T1">Задание 3. </text:span><text:span text:style-name="T2">Разработайте с применением </text:span><text:span text:style-name="T4">API</text:span><text:span text:style-name="T2">, разработанным в предыдущем задании, три <text:s/>клиентских программы </text:span><text:span text:style-name="T5">ClientEcho</text:span><text:span text:style-name="T2">, </text:span><text:span text:style-name="T5">ClientTime</text:span><text:span text:style-name="T2"> и </text:span><text:span text:style-name="T5">ClientRand</text:span><text:span text:style-name="T1">, </text:span><text:span text:style-name="T2"><text:s/>предназначенных для тестирования сервера</text:span><text:span text:style-name="T1"> </text:span><text:span text:style-name="T5">ConncurrentServer</text:span><text:span text:style-name="T2">. Программа </text:span><text:span text:style-name="T5">ClientEcho</text:span><text:span text:style-name="T1">, </text:span><text:span text:style-name="T2">предназначена для тестирования запроса </text:span><text:span text:style-name="T5">echo</text:span><text:span text:style-name="T2">, <text:s/></text:span><text:span text:style-name="T5">ClientTime</text:span><text:span text:style-name="T1"> </text:span><text:span text:style-name="T2">для тестирования запроса </text:span><text:span text:style-name="T5">time</text:span><text:span text:style-name="T1"> </text:span><text:span text:style-name="T2"><text:s/>и </text:span><text:span text:style-name="T5">ClientRand</text:span><text:span text:style-name="T1"> </text:span><text:span text:style-name="T2">для тестирования запроса </text:span><text:span text:style-name="T5">rand</text:span><text:span text:style-name="T2">. Все программы должны подключаться к серверу, отыскав его </text:span><text:span text:style-name="T4">IP</text:span><text:span text:style-name="T2">-адрес помощью широковещательных сообщений, <text:s text:c="2"/>корректным и некорректным <text:s/>образом осуществлять запросы, <text:s/>проверять на максимальное время работы и т.д. и т.п. Протестируйте работу <text:s/>клиентского </text:span><text:span text:style-name="T4">API</text:span><text:span text:style-name="T2"> . </text:span></text:p>
      <text:p text:style-name="P13"/>
      <text:p text:style-name="P13"/>
      <text:p text:style-name="P8"><text:soft-page-break/>7.11. Практическая работа № 10. Разработка удаленной консоли </text:p>
      <text:p text:style-name="P8"/>
      <text:p text:style-name="P8">7.11.1. Цель <text:s/>и задачи работы <text:s text:c="2"/></text:p>
      <text:p text:style-name="P15"><text:span text:style-name="T1"><text:tab/></text:span><text:span text:style-name="T2">Основной</text:span><text:span text:style-name="T1"> </text:span><text:span text:style-name="T2">целью практической <text:s/>работы является <text:s/>приобретение навыков <text:s/>проектирования <text:s/></text:span><text:span text:style-name="T4">API</text:span><text:span text:style-name="T2"> <text:s/>и разработки на его основе программы – <text:s/>удаленной консоли параллельного сервера. <text:s text:c="2"/></text:span></text:p>
      <text:p text:style-name="P15"><text:span text:style-name="T2"><text:s text:c="2"/><text:tab/>Результатом практической работы <text:s/>является <text:s/>разработанный набор функций (</text:span><text:span text:style-name="T4">API</text:span><text:span text:style-name="T2">), <text:s/>предназначенный <text:s text:c="2"/>для разработки программы, реализующей <text:s/>клиентскую сторону консоли сервера <text:s/></text:span><text:span text:style-name="T5">ConncurrentServer</text:span><text:span text:style-name="T2">,</text:span><text:span text:style-name="T1"> <text:s/></text:span><text:span text:style-name="T2"><text:s/>а также программа <text:s text:c="2"/></text:span><text:span text:style-name="T5">RConsole</text:span><text:span text:style-name="T1">, </text:span><text:span text:style-name="T2">разработанную с применением этого </text:span><text:span text:style-name="T4">API</text:span><text:span text:style-name="T2">. </text:span><text:span text:style-name="T1"><text:s/></text:span></text:p>
      <text:p text:style-name="P2"/>
      <text:p text:style-name="P15"><text:span text:style-name="T1">7.1</text:span><text:span text:style-name="T5">1</text:span><text:span text:style-name="T1">.2. Теоретические сведения</text:span></text:p>
      <text:p text:style-name="P2"><text:tab/>Теоретические сведения необходимые для выполнения практической работы изложены в третьей, пятой и <text:s/>шестой <text:s/>главах <text:s/>пособия. </text:p>
      <text:p text:style-name="P2"/>
      <text:p text:style-name="P15"><text:span text:style-name="T1">7.1</text:span><text:span text:style-name="T5">1</text:span><text:span text:style-name="T1">.3. Разработка </text:span><text:span text:style-name="T5">API </text:span><text:span text:style-name="T1">и программы </text:span><text:span text:style-name="T5">RConsole</text:span></text:p>
      <text:p text:style-name="P12"/>
      <text:p text:style-name="P16"><text:span text:style-name="T1">Задание 1. </text:span><text:span text:style-name="T2">Разработайте спецификацию (протокол), определяющую принципы взаимодействия <text:s/>клиентской части консоли управления сервером </text:span><text:span text:style-name="T1"><text:s/></text:span><text:span text:style-name="T5">ConncurrentServer</text:span><text:span text:style-name="T2">. <text:s/>Разработайте <text:s/></text:span><text:span text:style-name="T4">API</text:span><text:span text:style-name="T2"> предназначенный для использования на клиентской стороне консоли управления, которая бы <text:s/>инкапсулировала <text:s text:c="2"/>все детали взаимодействия удаленной консоли с <text:s/>сервером. <text:s/></text:span></text:p>
      <text:p text:style-name="P2"/>
      <text:p text:style-name="P16"><text:span text:style-name="T1">Задание 2. </text:span><text:span text:style-name="T2">Создайте с помощью </text:span><text:span text:style-name="T4">Visual</text:span><text:span text:style-name="T2"> </text:span><text:span text:style-name="T4">Studio</text:span><text:span text:style-name="T2"> новое консольное приложение </text:span><text:span text:style-name="T5">RConsole</text:span><text:span text:style-name="T1"> </text:span><text:span text:style-name="T2">(наименование проекта). <text:s text:c="2"/>Используя </text:span><text:span text:style-name="T4">API</text:span><text:span text:style-name="T2">, разработанный в предыдущем задании, разработайте клиентскую часть консоли управления сервером <text:s text:c="2"/></text:span><text:span text:style-name="T5">ConncurrentServer</text:span><text:span text:style-name="T2">. Программа </text:span><text:span text:style-name="T5">RConsole</text:span><text:span text:style-name="T2"> <text:s/>должна позволять вводить команды управления сервером (таблица 7.9.3) и получать диагностические сообщения сервера. Убедитесь в работоспособности программы <text:s text:c="2"/></text:span><text:span text:style-name="T5">RConsole</text:span><text:span text:style-name="T2">. </text:span></text:p>
      <text:p text:style-name="P1"/>
      <text:p text:style-name="P6">7.12. Выводы <text:s/>главы </text:p>
      <text:list xml:id="list1807241553" text:style-name="WW8Num5">
        <text:list-item>
          <text:p text:style-name="P20"><text:s/>Практическая разработка распределенных <text:s/>приложений является сложным и кропотливым процессом. Разработчик таких приложений должен обладать знаниями в области компьютерных сетей, должен <text:s/>знать и <text:s/>уметь использовать <text:s text:c="2"/>программные интерфейсы, позволяющие организовать обмен данными в сети, <text:s/>обладать <text:s/>навыками параллельного программирования.</text:p>
        </text:list-item>
        <text:list-item>
          <text:p text:style-name="P20">Построение распределенных приложений <text:s/>требует от разработчика решений, связанных с управлением распределенным приложением. </text:p>
        </text:list-item>
        <text:list-item>
          <text:p text:style-name="P23"><text:span text:style-name="T2">Для обеспечения масшабируемости распределенного приложения необходима разработка стандартов <text:s/>(спецификаций и </text:span><text:span text:style-name="T4">API</text:span><text:span text:style-name="T2">) взаимодействия <text:s/>различных <text:s/>его <text:s/>компонент.</text:span></text:p>
        </text:list-item>
        <text:list-item>
          <text:p text:style-name="P20"><text:soft-page-break/>Распределенные приложения должны обладать высокой степенью параметризации, позволяющей настроить приложение для работы в постоянно изменяющихся условиях распределенной среды. <text:s text:c="5"/></text:p>
        </text:list-item>
      </text:list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8:49:28.190000000</meta:creation-date>
    <dc:date>2021-09-11T22:24:06.793000000</dc:date>
    <meta:editing-duration>P2DT10H45M28S</meta:editing-duration>
    <meta:editing-cycles>5</meta:editing-cycles>
    <meta:generator>LibreOffice/7.2.0.4$Windows_X86_64 LibreOffice_project/9a9c6381e3f7a62afc1329bd359cc48accb6435b</meta:generator>
    <meta:document-statistic meta:table-count="4" meta:image-count="0" meta:object-count="0" meta:page-count="16" meta:paragraph-count="157" meta:word-count="4070" meta:character-count="34887" meta:non-whitespace-character-count="29891"/>
  </office:meta>
</office:document-meta>
</file>